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eberi" svg:font-family="Caleberi"/>
    <style:font-face style:name="Caliberi" svg:font-family="Caliberi"/>
    <style:font-face style:name="Caliberii" svg:font-family="Caliberii"/>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P1" style:family="paragraph" style:parent-style-name="Heading_20_3">
      <style:text-properties fo:font-weight="bold" officeooo:rsid="000f944d" officeooo:paragraph-rsid="000f944d" style:font-weight-asian="bold" style:font-weight-complex="bold"/>
    </style:style>
    <style:style style:name="P2" style:family="paragraph" style:parent-style-name="Table_20_Contents">
      <style:text-properties style:font-name="Caliberi"/>
    </style:style>
    <style:style style:name="P3" style:family="paragraph" style:parent-style-name="Table_20_Contents">
      <style:text-properties style:font-name="Caliberi" fo:font-size="12pt" style:font-size-asian="10.5pt" style:font-size-complex="12pt"/>
    </style:style>
    <style:style style:name="P4" style:family="paragraph" style:parent-style-name="Table_20_Contents">
      <style:text-properties style:font-name="Caliberi" fo:font-size="12pt" fo:font-weight="bold" style:font-size-asian="10.5pt" style:font-weight-asian="bold" style:font-size-complex="12pt" style:font-weight-complex="bold"/>
    </style:style>
    <style:style style:name="P5" style:family="paragraph" style:parent-style-name="Table_20_Contents">
      <style:text-properties style:font-name="Caleberi" fo:font-size="12pt" style:font-size-asian="10.5pt" style:font-size-complex="12pt"/>
    </style:style>
    <style:style style:name="P6" style:family="paragraph" style:parent-style-name="Text_20_body">
      <style:text-properties fo:font-weight="normal" officeooo:paragraph-rsid="000f944d" style:font-weight-asian="normal" style:font-weight-complex="normal"/>
    </style:style>
    <style:style style:name="P7" style:family="paragraph" style:parent-style-name="Text_20_body">
      <style:text-properties style:font-name="Caliberi" fo:font-weight="normal" officeooo:rsid="0010518e" officeooo:paragraph-rsid="0010518e" style:font-weight-asian="normal" style:font-weight-complex="normal"/>
    </style:style>
    <style:style style:name="P8" style:family="paragraph" style:parent-style-name="Text_20_body">
      <style:text-properties style:font-name="Caliberi" fo:font-weight="bold" officeooo:rsid="0010518e" officeooo:paragraph-rsid="0010518e"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55f7a" officeooo:paragraph-rsid="00055f7a"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062473" officeooo:paragraph-rsid="00055f7a" style:font-weight-asian="bold" style:font-weight-complex="bold"/>
    </style:style>
    <style:style style:name="P11" style:family="paragraph" style:parent-style-name="Standard">
      <style:text-properties style:text-underline-style="none" fo:font-weight="bold" officeooo:rsid="00055f7a" officeooo:paragraph-rsid="00055f7a" style:font-weight-asian="bold" style:font-weight-complex="bold"/>
    </style:style>
    <style:style style:name="P12" style:family="paragraph" style:parent-style-name="Standard">
      <style:text-properties style:font-name="Caliberi" fo:font-size="12pt" style:text-underline-style="none" fo:font-weight="normal" officeooo:rsid="00055f7a" officeooo:paragraph-rsid="00055f7a" style:font-weight-asian="normal" style:font-weight-complex="normal"/>
    </style:style>
    <style:style style:name="P13" style:family="paragraph" style:parent-style-name="Standard">
      <style:text-properties style:font-name="Caliberi" fo:font-size="12pt" style:text-underline-style="none" fo:font-weight="normal" officeooo:rsid="00062473" officeooo:paragraph-rsid="00062473" style:font-weight-asian="normal" style:font-weight-complex="normal"/>
    </style:style>
    <style:style style:name="P14" style:family="paragraph" style:parent-style-name="Standard">
      <style:text-properties style:font-name="Caliberi" fo:font-size="12pt" style:text-underline-style="solid" style:text-underline-width="auto" style:text-underline-color="font-color" fo:font-weight="normal" officeooo:rsid="00062473" officeooo:paragraph-rsid="00062473" style:font-weight-asian="normal" style:font-weight-complex="normal"/>
    </style:style>
    <style:style style:name="P15" style:family="paragraph" style:parent-style-name="Standard">
      <style:paragraph-properties style:line-height-at-least="0.503cm"/>
      <style:text-properties fo:color="#d4d4d4" style:font-name="Droid Sans Mono" fo:font-size="10.5pt" fo:font-weight="normal" fo:background-color="#1e1e1e"/>
    </style:style>
    <style:style style:name="P16" style:family="paragraph" style:parent-style-name="Standard">
      <style:text-properties fo:color="#d4d4d4" style:font-name="Droid Sans Mono" fo:font-size="10.5pt" fo:font-weight="normal" officeooo:rsid="0010518e" officeooo:paragraph-rsid="0010518e" fo:background-color="#1e1e1e" style:font-weight-asian="normal" style:font-weight-complex="normal"/>
    </style:style>
    <style:style style:name="P17" style:family="paragraph" style:parent-style-name="Standard">
      <style:text-properties fo:color="#d4d4d4" style:font-name="Droid Sans Mono" fo:font-size="10.5pt" style:text-underline-style="solid" style:text-underline-width="auto" style:text-underline-color="font-color" fo:font-weight="normal" officeooo:rsid="00062473" officeooo:paragraph-rsid="00062473" fo:background-color="#1e1e1e" style:font-weight-asian="normal" style:font-weight-complex="normal"/>
    </style:style>
    <style:style style:name="P18" style:family="paragraph" style:parent-style-name="Standard">
      <style:text-properties fo:color="#d4d4d4" style:font-name="Droid Sans Mono" fo:font-size="10.5pt" style:text-underline-style="solid" style:text-underline-width="auto" style:text-underline-color="font-color" fo:font-weight="normal" officeooo:rsid="0008e6ed" officeooo:paragraph-rsid="0008e6ed" fo:background-color="#1e1e1e" style:font-size-asian="10.5pt" style:font-weight-asian="normal" style:font-size-complex="12pt" style:font-weight-complex="normal"/>
    </style:style>
    <style:style style:name="P19" style:family="paragraph" style:parent-style-name="Standard">
      <style:text-properties fo:color="#000000" style:font-name="Droid Sans Mono" fo:font-size="10.5pt" style:text-underline-style="solid" style:text-underline-width="auto" style:text-underline-color="font-color" fo:font-weight="normal" officeooo:rsid="00062473" officeooo:paragraph-rsid="00062473" fo:background-color="transparent" style:font-weight-asian="normal" style:font-weight-complex="normal"/>
    </style:style>
    <style:style style:name="P20" style:family="paragraph" style:parent-style-name="Standard">
      <style:text-properties fo:color="#000000" style:font-name="Droid Sans Mono" fo:font-size="10.5pt" style:text-underline-style="solid" style:text-underline-width="auto" style:text-underline-color="font-color" fo:font-weight="normal" officeooo:rsid="00070e1c" officeooo:paragraph-rsid="00070e1c" fo:background-color="transparent" style:font-weight-asian="normal" style:font-weight-complex="normal"/>
    </style:style>
    <style:style style:name="P21" style:family="paragraph" style:parent-style-name="Standard">
      <style:text-properties fo:color="#000000" style:font-name="Droid Sans Mono" fo:font-size="10.5pt" style:text-underline-style="solid" style:text-underline-width="auto" style:text-underline-color="font-color" fo:font-weight="normal" officeooo:rsid="00070e1c" officeooo:paragraph-rsid="00078756" fo:background-color="transparent" style:font-weight-asian="normal" style:font-weight-complex="normal"/>
    </style:style>
    <style:style style:name="P22" style:family="paragraph" style:parent-style-name="Standard">
      <style:text-properties fo:color="#000000" style:font-name="Droid Sans Mono" fo:font-size="10.5pt" style:text-underline-style="solid" style:text-underline-width="auto" style:text-underline-color="font-color" fo:font-weight="normal" officeooo:rsid="00078756" officeooo:paragraph-rsid="00078756" fo:background-color="transparent" style:font-weight-asian="normal" style:font-weight-complex="normal"/>
    </style:style>
    <style:style style:name="P23" style:family="paragraph" style:parent-style-name="Standard">
      <style:text-properties fo:color="#000000" style:font-name="Droid Sans Mono" fo:font-size="10.5pt" style:text-underline-style="none" fo:font-weight="normal" officeooo:rsid="00062473" officeooo:paragraph-rsid="00062473" fo:background-color="transparent" style:font-weight-asian="normal" style:font-weight-complex="normal"/>
    </style:style>
    <style:style style:name="P24" style:family="paragraph" style:parent-style-name="Standard">
      <style:text-properties fo:color="#000000" style:font-name="Droid Sans Mono" fo:font-size="10.5pt" style:text-underline-style="none" fo:font-weight="normal" officeooo:rsid="00070e1c" officeooo:paragraph-rsid="00070e1c" fo:background-color="transparent" style:font-weight-asian="normal" style:font-weight-complex="normal"/>
    </style:style>
    <style:style style:name="P25" style:family="paragraph" style:parent-style-name="Standard">
      <style:text-properties fo:color="#000000" style:font-name="Droid Sans Mono" fo:font-size="10.5pt" style:text-underline-style="none" fo:font-weight="normal" officeooo:rsid="00078756" officeooo:paragraph-rsid="00078756" fo:background-color="transparent" style:font-weight-asian="normal" style:font-weight-complex="normal"/>
    </style:style>
    <style:style style:name="P26" style:family="paragraph" style:parent-style-name="Standard">
      <style:text-properties fo:color="#000000" style:font-name="Droid Sans Mono" fo:font-size="10.5pt" style:text-underline-style="none" fo:font-weight="bold" officeooo:rsid="00078756" officeooo:paragraph-rsid="00078756" fo:background-color="transparent" style:font-weight-asian="bold" style:font-weight-complex="bold"/>
    </style:style>
    <style:style style:name="P27" style:family="paragraph" style:parent-style-name="Standard">
      <style:paragraph-properties style:line-height-at-least="0.503cm"/>
      <style:text-properties fo:color="#000000" style:font-name="Droid Sans Mono" fo:font-size="10.5pt" fo:font-weight="normal" officeooo:paragraph-rsid="00078756" fo:background-color="transparent"/>
    </style:style>
    <style:style style:name="P28" style:family="paragraph" style:parent-style-name="Standard">
      <style:text-properties fo:color="#000000" style:font-name="Droid Sans Mono" fo:font-size="10.5pt" fo:font-weight="normal" officeooo:paragraph-rsid="00070e1c" fo:background-color="transparent"/>
    </style:style>
    <style:style style:name="P29" style:family="paragraph" style:parent-style-name="Standard">
      <style:paragraph-properties style:line-height-at-least="0.503cm"/>
      <style:text-properties fo:color="#000000" officeooo:paragraph-rsid="00078756" fo:background-color="transparent"/>
    </style:style>
    <style:style style:name="P30" style:family="paragraph" style:parent-style-name="Standard">
      <style:text-properties fo:color="#000000" style:font-name="Caliberi" fo:font-size="12pt" style:text-underline-style="solid" style:text-underline-width="auto" style:text-underline-color="font-color" fo:font-weight="normal" officeooo:rsid="0008e6ed" officeooo:paragraph-rsid="00070e1c" fo:background-color="transparent" style:font-size-asian="10.5pt" style:font-weight-asian="normal" style:font-size-complex="12pt" style:font-weight-complex="normal"/>
    </style:style>
    <style:style style:name="P31" style:family="paragraph" style:parent-style-name="Standard">
      <style:text-properties fo:color="#000000" style:font-name="Caliberi" fo:font-size="12pt" style:text-underline-style="solid" style:text-underline-width="auto" style:text-underline-color="font-color" fo:font-weight="normal" officeooo:rsid="0008e6ed" officeooo:paragraph-rsid="0008e6ed" fo:background-color="transparent" style:font-size-asian="10.5pt" style:font-weight-asian="normal" style:font-size-complex="12pt" style:font-weight-complex="normal"/>
    </style:style>
    <style:style style:name="P32" style:family="paragraph" style:parent-style-name="Standard">
      <style:text-properties fo:color="#000000" style:font-name="Caliberi" fo:font-size="12pt" style:text-underline-style="solid" style:text-underline-width="auto" style:text-underline-color="font-color" fo:font-weight="normal" officeooo:rsid="00093cae" officeooo:paragraph-rsid="00093cae" fo:background-color="transparent" style:font-size-asian="10.5pt" style:font-weight-asian="normal" style:font-size-complex="12pt" style:font-weight-complex="normal"/>
    </style:style>
    <style:style style:name="P33" style:family="paragraph" style:parent-style-name="Standard">
      <style:text-properties fo:color="#000000" style:font-name="Caliberi" fo:font-size="12pt" style:text-underline-style="solid" style:text-underline-width="auto" style:text-underline-color="font-color" fo:font-weight="normal" officeooo:rsid="000a4f3f" officeooo:paragraph-rsid="000a4f3f" fo:background-color="transparent" style:font-size-asian="10.5pt" style:font-weight-asian="normal" style:font-size-complex="12pt" style:font-weight-complex="normal"/>
    </style:style>
    <style:style style:name="P34" style:family="paragraph" style:parent-style-name="Standard">
      <style:text-properties fo:color="#000000" style:font-name="Caliberi" fo:font-size="12pt" style:text-underline-style="solid" style:text-underline-width="auto" style:text-underline-color="font-color" fo:font-weight="normal" officeooo:rsid="000f1b33" officeooo:paragraph-rsid="000f1b33" fo:background-color="transparent" style:font-size-asian="10.5pt" style:font-weight-asian="normal" style:font-size-complex="12pt" style:font-weight-complex="normal"/>
    </style:style>
    <style:style style:name="P35" style:family="paragraph" style:parent-style-name="Standard">
      <style:text-properties fo:color="#000000" style:font-name="Caliberi" fo:font-size="12pt" style:text-underline-style="solid" style:text-underline-width="auto" style:text-underline-color="font-color" fo:font-weight="normal" officeooo:rsid="000f944d" officeooo:paragraph-rsid="000f944d" fo:background-color="transparent" style:font-size-asian="10.5pt" style:font-weight-asian="normal" style:font-size-complex="12pt" style:font-weight-complex="normal"/>
    </style:style>
    <style:style style:name="P36" style:family="paragraph" style:parent-style-name="Standard">
      <style:text-properties fo:color="#000000" style:font-name="Caliberi" fo:font-size="12pt" style:text-underline-style="solid" style:text-underline-width="auto" style:text-underline-color="font-color" fo:font-weight="bold" officeooo:rsid="000d693f" officeooo:paragraph-rsid="000d693f" fo:background-color="transparent" style:font-size-asian="10.5pt" style:font-weight-asian="bold" style:font-size-complex="12pt" style:font-weight-complex="bold"/>
    </style:style>
    <style:style style:name="P37" style:family="paragraph" style:parent-style-name="Standard">
      <style:text-properties fo:color="#000000" style:font-name="Caliberi" fo:font-size="12pt" style:text-underline-style="solid" style:text-underline-width="auto" style:text-underline-color="font-color" fo:font-weight="bold" officeooo:rsid="000d693f" officeooo:paragraph-rsid="000bb405" fo:background-color="transparent" style:font-size-asian="10.5pt" style:font-weight-asian="bold" style:font-size-complex="12pt" style:font-weight-complex="bold"/>
    </style:style>
    <style:style style:name="P38" style:family="paragraph" style:parent-style-name="Standard">
      <style:text-properties fo:color="#000000" style:font-name="Caliberi" fo:font-size="12pt" style:text-underline-style="solid" style:text-underline-width="auto" style:text-underline-color="font-color" fo:font-weight="bold" officeooo:rsid="000f1b33" officeooo:paragraph-rsid="000f1b33" fo:background-color="transparent" style:font-size-asian="10.5pt" style:font-weight-asian="bold" style:font-size-complex="12pt" style:font-weight-complex="bold"/>
    </style:style>
    <style:style style:name="P39" style:family="paragraph" style:parent-style-name="Standard">
      <style:text-properties fo:color="#000000" style:font-name="Caliberi" fo:font-size="12pt" style:text-underline-style="solid" style:text-underline-width="auto" style:text-underline-color="font-color" fo:font-weight="bold" officeooo:rsid="000f944d" officeooo:paragraph-rsid="000f944d" fo:background-color="transparent" style:font-size-asian="10.5pt" style:font-weight-asian="bold" style:font-size-complex="12pt" style:font-weight-complex="bold"/>
    </style:style>
    <style:style style:name="P40" style:family="paragraph" style:parent-style-name="Standard">
      <style:text-properties fo:color="#000000" style:font-name="Caleberi" fo:font-size="12pt" style:text-underline-style="solid" style:text-underline-width="auto" style:text-underline-color="font-color" fo:font-weight="normal" officeooo:rsid="000a4f3f" officeooo:paragraph-rsid="000a4f3f" fo:background-color="transparent" style:font-size-asian="10.5pt" style:font-weight-asian="normal" style:font-size-complex="12pt" style:font-weight-complex="normal"/>
    </style:style>
    <style:style style:name="P41" style:family="paragraph" style:parent-style-name="Standard">
      <style:text-properties fo:color="#000000" style:font-name="Caleberi" fo:font-size="12pt" style:text-underline-style="solid" style:text-underline-width="auto" style:text-underline-color="font-color" fo:font-weight="normal" officeooo:rsid="000aff89" officeooo:paragraph-rsid="000aff89" fo:background-color="transparent" style:font-size-asian="10.5pt" style:font-weight-asian="normal" style:font-size-complex="12pt" style:font-weight-complex="normal"/>
    </style:style>
    <style:style style:name="P42" style:family="paragraph" style:parent-style-name="Standard">
      <style:text-properties fo:color="#000000" style:font-name="Caleberi" fo:font-size="12pt" style:text-underline-style="solid" style:text-underline-width="auto" style:text-underline-color="font-color" fo:font-weight="normal" officeooo:rsid="000bb405" officeooo:paragraph-rsid="000bb405" fo:background-color="transparent" style:font-size-asian="10.5pt" style:font-weight-asian="normal" style:font-size-complex="12pt" style:font-weight-complex="normal"/>
    </style:style>
    <style:style style:name="P43" style:family="paragraph" style:parent-style-name="Standard">
      <style:text-properties fo:color="#000000" style:font-name="Caleberi" fo:font-size="12pt" style:text-underline-style="solid" style:text-underline-width="auto" style:text-underline-color="font-color" fo:font-weight="normal" officeooo:rsid="000c25e8" officeooo:paragraph-rsid="000c25e8" fo:background-color="transparent" style:font-size-asian="10.5pt" style:font-weight-asian="normal" style:font-size-complex="12pt" style:font-weight-complex="normal"/>
    </style:style>
    <style:style style:name="P44" style:family="paragraph" style:parent-style-name="Standard">
      <style:text-properties fo:color="#000000" style:font-name="Caleberi" fo:font-size="12pt" style:text-underline-style="solid" style:text-underline-width="auto" style:text-underline-color="font-color" fo:font-weight="bold" officeooo:rsid="000bb405" officeooo:paragraph-rsid="000bb405" fo:background-color="transparent" style:font-size-asian="10.5pt" style:font-weight-asian="bold" style:font-size-complex="12pt" style:font-weight-complex="bold"/>
    </style:style>
    <style:style style:name="P45" style:family="paragraph" style:parent-style-name="Standard">
      <style:text-properties fo:color="#000000" style:font-name="Caleberi" fo:font-size="12pt" style:text-underline-style="solid" style:text-underline-width="auto" style:text-underline-color="font-color" fo:font-weight="bold" officeooo:rsid="000c25e8" officeooo:paragraph-rsid="000bb405" fo:background-color="transparent" style:font-size-asian="10.5pt" style:font-weight-asian="bold" style:font-size-complex="12pt" style:font-weight-complex="bold"/>
    </style:style>
    <style:style style:name="P46" style:family="paragraph" style:parent-style-name="Standard">
      <style:text-properties fo:color="#608b4e" style:font-name="Droid Sans Mono" fo:font-size="10.5pt" style:text-underline-style="none" fo:font-weight="normal" officeooo:rsid="00078756" officeooo:paragraph-rsid="00078756" fo:background-color="#1e1e1e" style:font-weight-asian="bold" style:font-weight-complex="bold"/>
    </style:style>
    <style:style style:name="P47" style:family="paragraph" style:parent-style-name="Standard">
      <style:text-properties fo:color="#608b4e" style:font-name="Droid Sans Mono" fo:font-size="10.5pt" style:text-underline-style="solid" style:text-underline-width="auto" style:text-underline-color="font-color" fo:font-weight="normal" officeooo:rsid="0008e6ed" officeooo:paragraph-rsid="0008e6ed" fo:background-color="#1e1e1e" style:font-size-asian="10.5pt" style:font-weight-asian="normal" style:font-size-complex="12pt" style:font-weight-complex="normal"/>
    </style:style>
    <style:style style:name="P48" style:family="paragraph" style:parent-style-name="Standard">
      <style:text-properties fo:color="#111111" style:font-name="Droid Sans Mono" fo:font-size="10.5pt" fo:font-weight="normal" fo:background-color="transparent" style:font-size-asian="10.5pt" style:font-size-complex="12pt"/>
    </style:style>
    <style:style style:name="P49" style:family="paragraph" style:parent-style-name="Standard">
      <style:text-properties fo:color="#111111" style:font-name="Droid Sans Mono" fo:font-size="10.5pt" fo:font-weight="normal" fo:background-color="transparent" style:font-size-asian="10.5pt" style:font-weight-asian="bold" style:font-size-complex="12pt" style:font-weight-complex="bold"/>
    </style:style>
    <style:style style:name="P50" style:family="paragraph" style:parent-style-name="Standard">
      <style:text-properties fo:color="#111111" style:font-name="Droid Sans Mono" fo:font-size="10.5pt" fo:font-weight="normal" fo:background-color="transparent"/>
    </style:style>
    <style:style style:name="P51" style:family="paragraph" style:parent-style-name="Standard">
      <style:paragraph-properties style:line-height-at-least="0.503cm"/>
      <style:text-properties fo:color="#111111" style:font-name="Droid Sans Mono" fo:font-size="10.5pt" fo:font-weight="normal" fo:background-color="transparent"/>
    </style:style>
    <style:style style:name="P52" style:family="paragraph" style:parent-style-name="Standard">
      <style:paragraph-properties style:line-height-at-least="0.503cm"/>
      <style:text-properties fo:color="#111111" style:font-name="Droid Sans Mono" fo:font-size="10.5pt" fo:font-weight="bold" fo:background-color="transparent" style:font-weight-asian="bold" style:font-weight-complex="bold"/>
    </style:style>
    <style:style style:name="P53" style:family="paragraph" style:parent-style-name="Standard">
      <style:paragraph-properties style:line-height-at-least="0.503cm"/>
      <style:text-properties fo:color="#111111" fo:background-color="transparent"/>
    </style:style>
    <style:style style:name="P5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Caliberi" fo:font-size="12pt" style:text-underline-style="none" fo:font-weight="bold" officeooo:rsid="00055f7a" officeooo:paragraph-rsid="00055f7a" style:font-weight-asian="bold" style:font-weight-complex="bold"/>
    </style:style>
    <style:style style:name="P55" style:family="paragraph" style:parent-style-name="Standard">
      <style:paragraph-properties fo:padding-left="0cm" fo:padding-right="0cm" fo:padding-top="0cm" fo:padding-bottom="0.074cm" fo:border-left="none" fo:border-right="none" fo:border-top="none" fo:border-bottom="0.06pt solid #000000" style:join-border="false"/>
      <style:text-properties fo:color="#000000" style:font-name="Caleberi" fo:font-size="12pt" style:text-underline-style="solid" style:text-underline-width="auto" style:text-underline-color="font-color" fo:font-weight="bold" officeooo:rsid="000aff89" officeooo:paragraph-rsid="000aff89" fo:background-color="transparent" style:font-size-asian="10.5pt" style:font-weight-asian="bold" style:font-size-complex="12pt" style:font-weight-complex="bold"/>
    </style:style>
    <style:style style:name="P56" style:family="paragraph" style:parent-style-name="Standard">
      <style:paragraph-properties fo:margin-top="0cm" fo:margin-bottom="0.499cm" loext:contextual-spacing="false" style:line-height-at-least="0.503cm"/>
      <style:text-properties fo:color="#000000" officeooo:paragraph-rsid="00078756" fo:background-color="transparent"/>
    </style:style>
    <style:style style:name="P57" style:family="paragraph" style:parent-style-name="Standard">
      <style:paragraph-properties fo:margin-top="0cm" fo:margin-bottom="0.499cm" loext:contextual-spacing="false" style:line-height-at-least="0.503cm"/>
      <style:text-properties fo:color="#000000" style:font-name="Droid Sans Mono" fo:font-size="10.5pt" fo:font-weight="normal" officeooo:paragraph-rsid="00078756" fo:background-color="transparent"/>
    </style:style>
    <style:style style:name="P58" style:family="paragraph" style:parent-style-name="Standard">
      <style:paragraph-properties fo:margin-top="0cm" fo:margin-bottom="0.499cm" loext:contextual-spacing="false" style:line-height-at-least="0.503cm"/>
      <style:text-properties fo:color="#111111" fo:background-color="transparent"/>
    </style:style>
    <style:style style:name="P59" style:family="paragraph" style:parent-style-name="Standard">
      <style:paragraph-properties fo:margin-top="0cm" fo:margin-bottom="0.499cm" loext:contextual-spacing="false" style:line-height-at-least="0.503cm"/>
      <style:text-properties fo:color="#111111" style:font-name="Droid Sans Mono" fo:font-size="10.5pt" fo:font-weight="normal" fo:background-color="transparent"/>
    </style:style>
    <style:style style:name="T1" style:family="text">
      <style:text-properties fo:font-size="14pt" style:text-underline-style="solid" style:text-underline-width="auto" style:text-underline-color="font-color"/>
    </style:style>
    <style:style style:name="T2" style:family="text">
      <style:text-properties officeooo:rsid="00062473"/>
    </style:style>
    <style:style style:name="T3" style:family="text">
      <style:text-properties fo:color="#9cdcfe"/>
    </style:style>
    <style:style style:name="T4" style:family="text">
      <style:text-properties fo:color="#ce9178"/>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officeooo:rsid="00093cae"/>
    </style:style>
    <style:style style:name="T8" style:family="text">
      <style:text-properties style:text-underline-style="none" officeooo:rsid="000bb405"/>
    </style:style>
    <style:style style:name="T9" style:family="text">
      <style:text-properties style:text-underline-style="none" fo:font-weight="normal" style:font-weight-asian="normal" style:font-weight-complex="normal"/>
    </style:style>
    <style:style style:name="T10" style:family="text">
      <style:text-properties officeooo:rsid="00078756"/>
    </style:style>
    <style:style style:name="T11" style:family="text">
      <style:text-properties fo:font-weight="bold" style:font-weight-asian="bold" style:font-weight-complex="bold"/>
    </style:style>
    <style:style style:name="T12" style:family="text">
      <style:text-properties fo:color="#569cd6"/>
    </style:style>
    <style:style style:name="T13" style:family="text">
      <style:text-properties fo:color="#dcdcaa"/>
    </style:style>
    <style:style style:name="T14" style:family="text">
      <style:text-properties fo:color="#b5cea8"/>
    </style:style>
    <style:style style:name="T15" style:family="text">
      <style:text-properties fo:color="#4ec9b0" style:text-underline-style="none"/>
    </style:style>
    <style:style style:name="T16" style:family="text">
      <style:text-properties officeooo:rsid="000a4f3f"/>
    </style:style>
    <style:style style:name="T17" style:family="text">
      <style:text-properties style:font-name="Droid Sans Mono" fo:font-size="10.5pt"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text:tab/><text:tab/><text:tab/><text:span text:style-name="T1">USER LOGIN MODULE IN REACT</text:span></text:p>
      <text:p text:style-name="P9"/>
      <text:p text:style-name="P12">This application has develop using technology node and react and the databse is Postgresql. So here <text:s/>I am going to discuss each and every part indivudual so be along with me --</text:p>
      <text:p text:style-name="P12"/>
      <text:p text:style-name="P12">first create express application to mange the backend of node.\</text:p>
      <text:p text:style-name="P12"/>
      <text:p text:style-name="P12">then second you have to create the react application for frontend of the login Module.</text:p>
      <text:p text:style-name="P12"/>
      <text:p text:style-name="P12"/>
      <text:p text:style-name="P54">Express Application:</text:p>
      <text:p text:style-name="P12"/>
      <text:p text:style-name="P12"/>
      <text:p text:style-name="P12"># create a project folder <text:span text:style-name="T2">name as “loginApp” </text:span></text:p>
      <text:p text:style-name="P13">#loginApp -&gt; app&gt;</text:p>
      <text:p text:style-name="P13"/>
      <text:p text:style-name="P13"/>
      <text:p text:style-name="P13">run the command “npm init”</text:p>
      <text:p text:style-name="P13">and what ever is necessary do that <text:s/>and now you have created the basic application of express application.</text:p>
      <text:p text:style-name="P13"/>
      <text:p text:style-name="P13">So next thing is you need to install some npm dependencies which is as -</text:p>
      <text:p text:style-name="P13"/>
      <text:p text:style-name="P13"/>
      <text:p text:style-name="P14">express npm dependencies-</text:p>
      <text:p text:style-name="P14"/>
      <text:p text:style-name="P17"><text:span text:style-name="T3">"bcrypt"</text:span>: <text:span text:style-name="T4">"^3.0.0"</text:span>,</text:p>
      <text:p text:style-name="P15"><text:span text:style-name="T3">"body-parser"</text:span>: <text:span text:style-name="T4">"^1.17.1"</text:span>,</text:p>
      <text:p text:style-name="P15"><text:span text:style-name="T3">"express"</text:span>: <text:span text:style-name="T4">"^4.15.2"</text:span>,</text:p>
      <text:p text:style-name="P15"><text:span text:style-name="T3">"express-jwt"</text:span>: <text:span text:style-name="T4">"^5.3.0"</text:span>,</text:p>
      <text:p text:style-name="P15"><text:span text:style-name="T3">"jsonwebtoken"</text:span>: <text:span text:style-name="T4">"^7.3.0"</text:span>,</text:p>
      <text:p text:style-name="P15"><text:span text:style-name="T3">"nodemailer"</text:span>: <text:span text:style-name="T4">"^4.6.7"</text:span>,</text:p>
      <text:p text:style-name="P15"><text:span text:style-name="T3">"nodemon"</text:span>: <text:span text:style-name="T4">"^1.18.1"</text:span>,</text:p>
      <text:p text:style-name="P15"><text:span text:style-name="T3">"pg"</text:span>: <text:span text:style-name="T4">"^7.4.3"</text:span>,</text:p>
      <text:p text:style-name="P15"><text:span text:style-name="T3">"randomstring"</text:span>: <text:span text:style-name="T4">"^1.1.5"</text:span></text:p>
      <text:p text:style-name="P14"/>
      <text:p text:style-name="P9"/>
      <text:p text:style-name="P10"/>
      <text:p text:style-name="P19">"bcrypt": "^3.0.0",</text:p>
      <text:p text:style-name="P19"/>
      <text:p text:style-name="P23">This dependencies is used to bcrypt the user password to do more secure.</text:p>
      <text:p text:style-name="P23"/>
      <text:p text:style-name="P19">“body-parser”:-</text:p>
      <text:p text:style-name="P19"><text:span text:style-name="T5"/></text:p>
      <text:p text:style-name="P19"><text:span text:style-name="T5">This is used to passed the body data / form data from the frontend to backend.</text:span></text:p>
      <text:p text:style-name="P19"><text:span text:style-name="T5"/></text:p>
      <text:p text:style-name="P19">“express-jwt”:-</text:p>
      <text:p text:style-name="P19"/>
      <text:p text:style-name="P24">This is used to handle secret json web token and send it on the user frontend when he is valid user. It is express middle ware.</text:p>
      <text:p text:style-name="P24"/>
      <text:p text:style-name="P24"><text:soft-page-break/></text:p>
      <text:p text:style-name="P20">“jsonwebtoken”:-</text:p>
      <text:p text:style-name="P20"><text:span text:style-name="T5"/></text:p>
      <text:p text:style-name="P20"><text:span text:style-name="T5">This is used to create a json web token and we can do <text:s/>more with that please visit it’s git repo page for more details.</text:span></text:p>
      <text:p text:style-name="P20"><text:span text:style-name="T5"/></text:p>
      <text:p text:style-name="P20">“nodemailer”:-</text:p>
      <text:p text:style-name="P20"><text:span text:style-name="T5"/></text:p>
      <text:p text:style-name="P20"><text:span text:style-name="T5">This is used to send the email in this application I have used the google gmail api to send the email, so for that you have to enable that api and have to generate some credentials</text:span></text:p>
      <text:p text:style-name="P20"><text:span text:style-name="T5">so that things we will discuss later.</text:span></text:p>
      <text:p text:style-name="P20"><text:span text:style-name="T5"/></text:p>
      <text:p text:style-name="P20">“nodemon”:-</text:p>
      <text:p text:style-name="P24"/>
      <text:p text:style-name="P24">To run server contin<text:span text:style-name="T10">ously </text:span></text:p>
      <text:p text:style-name="P24"/>
      <text:p text:style-name="P20">“<text:span text:style-name="T10">pg”:- </text:span></text:p>
      <text:p text:style-name="P20"><text:span text:style-name="T5"/></text:p>
      <text:p text:style-name="P22"><text:span text:style-name="T5">This is used to handle the postgresql databse.</text:span></text:p>
      <text:p text:style-name="P22"><text:span text:style-name="T5"/></text:p>
      <text:p text:style-name="P22">“randomstring”:-</text:p>
      <text:p text:style-name="P25"/>
      <text:p text:style-name="P25">This dependencies is used to create random string, you can define the type, length and more.</text:p>
      <text:p text:style-name="P25">The main purpose to use this to create OTP and send it on the user email id.</text:p>
      <text:p text:style-name="P25"/>
      <text:p text:style-name="P25"/>
      <text:p text:style-name="P26">To install all the dependencies use the following command</text:p>
      <text:p text:style-name="P46">npm install express bodyparser jsonwebtoken express-jwt --save</text:p>
      <text:p text:style-name="P46">npm install express randomstring nodemailer bcypt --save</text:p>
      <text:p text:style-name="P46">npm install pg --save</text:p>
      <text:p text:style-name="P26"/>
      <text:p text:style-name="P25"/>
      <text:p text:style-name="P25"/>
      <text:p text:style-name="P25"/>
      <text:p text:style-name="P25">So after completing this you have to work on app.js file </text:p>
      <text:p text:style-name="P25">so edit the code of <text:s/><text:span text:style-name="T11">app.js - </text:span></text:p>
      <text:p text:style-name="P25"/>
      <text:p text:style-name="P25"/>
      <table:table table:name="Table1" table:style-name="Table1">
        <table:table-column table:style-name="Table1.A"/>
        <table:table-row>
          <table:table-cell table:style-name="Table1.A1" office:value-type="string">
            <text:p text:style-name="P21"><text:span text:style-name="T5">// Bringing all the dependencies in</text:span></text:p>
            <text:p text:style-name="P27">const express = require('express');</text:p>
            <text:p text:style-name="P27">const bodyParser = require('body-parser');</text:p>
            <text:p text:style-name="P27">const jwt = require('jsonwebtoken');</text:p>
            <text:p text:style-name="P27">const exjwt = require('express-jwt');</text:p>
            <text:p text:style-name="P27">const randomstring = require('randomstring');</text:p>
            <text:p text:style-name="P27">const nodemailer = require('nodemailer');</text:p>
            <text:p text:style-name="P27">const bcrypt = require('bcrypt');</text:p>
            <text:p text:style-name="P27">const saltRounds = 10;</text:p>
            <text:p text:style-name="P29"/>
            <text:p text:style-name="P27">// load the controller module</text:p>
            <text:p text:style-name="P27">var routes = require('./controller/users');</text:p>
            <text:p text:style-name="P29"/>
            <text:p text:style-name="P27">// Instantiating the express app</text:p>
            <text:p text:style-name="P27">const app = express();</text:p>
            <text:p text:style-name="P56"/>
            <text:p text:style-name="P27"><text:soft-page-break/>// See the react auth blog in which cors is required for access</text:p>
            <text:p text:style-name="P27">app.use((req, res, next) =&gt; {</text:p>
            <text:p text:style-name="P27">res.setHeader('Access-Control-Allow-Origin', '*');</text:p>
            <text:p text:style-name="P27">res.setHeader('Access-Control-Allow-Headers', 'Content-type,Authorization');</text:p>
            <text:p text:style-name="P27">next();</text:p>
            <text:p text:style-name="P27">});</text:p>
            <text:p text:style-name="P29"/>
            <text:p text:style-name="P27">// Setting up bodyParser to use json and set it to req.body</text:p>
            <text:p text:style-name="P27">app.use(bodyParser.json());</text:p>
            <text:p text:style-name="P27">app.use(bodyParser.urlencoded({ extended: true }));</text:p>
            <text:p text:style-name="P29"/>
            <text:p text:style-name="P27">// INstantiating the express-jwt middleware</text:p>
            <text:p text:style-name="P27">const jwtMW = exjwt({</text:p>
            <text:p text:style-name="P27">secret: 'keyboard cat 4 ever'</text:p>
            <text:p text:style-name="P27">});</text:p>
            <text:p text:style-name="P57"><text:line-break/></text:p>
            <text:p text:style-name="P27">// SIGNUP ROUTE</text:p>
            <text:p text:style-name="P27">app.post('/signup',routes.newuser);</text:p>
            <text:p text:style-name="P27">// VERIFY ROUTE</text:p>
            <text:p text:style-name="P27">app.post('/verify',routes.verifyuser);</text:p>
            <text:p text:style-name="P27">// LOGIN ROUTE</text:p>
            <text:p text:style-name="P27">app.post('/login',routes.login);</text:p>
            <text:p text:style-name="P56"/>
            <text:p text:style-name="P27">app.get('/', jwtMW /* Using the express jwt MW here */, (req, res) =&gt; {</text:p>
            <text:p text:style-name="P27">res.send('You are authenticated'); //Sending some response when authenticated</text:p>
            <text:p text:style-name="P27">});</text:p>
            <text:p text:style-name="P29"/>
            <text:p text:style-name="P27">// Error handling </text:p>
            <text:p text:style-name="P27">app.use(function (err, req, res, next) {</text:p>
            <text:p text:style-name="P27">if (err.name === 'UnauthorizedError') { </text:p>
            <text:p text:style-name="P27">// Send the error rather than to show it on the console</text:p>
            <text:p text:style-name="P27">res.status(401).send(err);</text:p>
            <text:p text:style-name="P27">}</text:p>
            <text:p text:style-name="P27">else {</text:p>
            <text:p text:style-name="P27">next(err);</text:p>
            <text:p text:style-name="P27">}</text:p>
            <text:p text:style-name="P27">});</text:p>
            <text:p text:style-name="P29"/>
            <text:p text:style-name="P27">// Starting the app on PORT 3000</text:p>
            <text:p text:style-name="P27">const PORT = process.env.PORT||5000</text:p>
            <text:p text:style-name="P27">app.listen(PORT, () =&gt; {</text:p>
            <text:p text:style-name="P27">// eslint-disable-next-line</text:p>
            <text:p text:style-name="P27">console.log(`Express App is running on PORT: ${PORT}`);</text:p>
            <text:p text:style-name="P27">});</text:p>
          </table:table-cell>
        </table:table-row>
      </table:table>
      <text:p text:style-name="P28"><text:span text:style-name="T5"/></text:p>
      <text:p text:style-name="P15"/>
      <text:p text:style-name="P20"><text:span text:style-name="T5"/></text:p>
      <text:p text:style-name="P30"><text:span text:style-name="T5"/></text:p>
      <text:p text:style-name="P31"><text:soft-page-break/><text:span text:style-name="T5">#Now create </text:span><text:span text:style-name="T6">controller </text:span><text:span text:style-name="T5">folder to manage all the routes </text:span></text:p>
      <text:p text:style-name="P31"><text:span text:style-name="T5"/></text:p>
      <text:p text:style-name="P31"><text:span text:style-name="T5">controller&gt;user.js</text:span></text:p>
      <text:p text:style-name="P31"><text:span text:style-name="T5"/></text:p>
      <text:p text:style-name="P31"><text:span text:style-name="T5">edit the code </text:span><text:span text:style-name="T6">user.js :</text:span></text:p>
      <text:p text:style-name="P31"><text:span text:style-name="T6"/></text:p>
      <text:p text:style-name="P31"><text:span text:style-name="T5">first load all the require module like -</text:span></text:p>
      <text:p text:style-name="P31"><text:span text:style-name="T5"/></text:p>
      <text:p text:style-name="P47"><text:span text:style-name="T5">// load require module</text:span></text:p>
      <text:p text:style-name="P15"><text:span text:style-name="T12">const</text:span> <text:span text:style-name="T3">db</text:span> = <text:span text:style-name="T13">require</text:span>(<text:span text:style-name="T4">'../lib/pgcon'</text:span>);</text:p>
      <text:p text:style-name="P15"><text:span text:style-name="T12">const</text:span> <text:span text:style-name="T3">randomstring</text:span> = <text:span text:style-name="T13">require</text:span>(<text:span text:style-name="T4">'randomstring'</text:span>);</text:p>
      <text:p text:style-name="P15"><text:span text:style-name="T12">const</text:span> <text:span text:style-name="T3">bcrypt</text:span> = <text:span text:style-name="T13">require</text:span>(<text:span text:style-name="T4">'bcrypt'</text:span>);</text:p>
      <text:p text:style-name="P15"><text:span text:style-name="T12">const</text:span> <text:span text:style-name="T3">nodemailer</text:span> = <text:span text:style-name="T13">require</text:span>(<text:span text:style-name="T4">'nodemailer'</text:span>);</text:p>
      <text:p text:style-name="P15"><text:span text:style-name="T12">const</text:span> <text:span text:style-name="T3">saltRounds</text:span> = <text:span text:style-name="T14">10</text:span>;</text:p>
      <text:p text:style-name="P15"><text:span text:style-name="T12">const</text:span> <text:span text:style-name="T3">jwt</text:span> = <text:span text:style-name="T13">require</text:span>(<text:span text:style-name="T4">'jsonwebtoken'</text:span>);</text:p>
      <text:p text:style-name="P15"/>
      <text:p text:style-name="P31"><text:span text:style-name="T5">then define all the user routes within </text:span></text:p>
      <text:p text:style-name="P18"><text:span text:style-name="T15">module</text:span><text:span text:style-name="T5">.</text:span><text:span text:style-name="T15">exports</text:span><text:span text:style-name="T5">={</text:span></text:p>
      <text:p text:style-name="P18"><text:span text:style-name="T5"><text:tab/><text:tab/><text:tab/></text:span></text:p>
      <text:p text:style-name="P18"><text:span text:style-name="T5"><text:tab/><text:tab/><text:tab/></text:span></text:p>
      <text:p text:style-name="P31"><text:span text:style-name="T5">}<text:tab/><text:tab/></text:span></text:p>
      <text:p text:style-name="P31"><text:span text:style-name="T5"/></text:p>
      <text:p text:style-name="P31"><text:span text:style-name="T5"># </text:span><text:span text:style-name="T6">New user Registration route :</text:span><text:span text:style-name="T5"> </text:span><text:span text:style-name="T7">place this route inside the module.export method to use it .</text:span></text:p>
      <text:p text:style-name="P31"><text:span text:style-name="T5"/></text:p>
      <table:table table:name="Table2" table:style-name="Table2">
        <table:table-column table:style-name="Table2.A"/>
        <table:table-row>
          <table:table-cell table:style-name="Table2.A1" office:value-type="string">
            <text:p text:style-name="P48">newuser:function(req,res){</text:p>
            <text:p text:style-name="P51">// grab the react form data</text:p>
            <text:p text:style-name="P51">const{body} = req;</text:p>
            <text:p text:style-name="P51">const {</text:p>
            <text:p text:style-name="P51">userName,</text:p>
            <text:p text:style-name="P51">userDesignation,</text:p>
            <text:p text:style-name="P51">userPhone,</text:p>
            <text:p text:style-name="P51">userEmail,</text:p>
            <text:p text:style-name="P51">companyName,</text:p>
            <text:p text:style-name="P51">companyWebsite,</text:p>
            <text:p text:style-name="P51">companySize,</text:p>
            <text:p text:style-name="P51">userIndustry,</text:p>
            <text:p text:style-name="P51">userState,</text:p>
            <text:p text:style-name="P51">userDistrict,</text:p>
            <text:p text:style-name="P51">userTaluk,</text:p>
            <text:p text:style-name="P51">userPassword</text:p>
            <text:p text:style-name="P51">} = body;</text:p>
            <text:p text:style-name="P51">// write query to save in the database</text:p>
            <text:p text:style-name="P53"/>
            <text:p text:style-name="P51">// check if user field is valid or not </text:p>
            <text:p text:style-name="P51">if(!userName){</text:p>
            <text:p text:style-name="P51">return res.send({</text:p>
            <text:p text:style-name="P51">success: false,</text:p>
            <text:p text:style-name="P51">message: "Error: User Name cannot be blank"</text:p>
            <text:p text:style-name="P51">})</text:p>
            <text:p text:style-name="P51">}</text:p>
            <text:p text:style-name="P51"><text:soft-page-break/>if(!userDesignation){</text:p>
            <text:p text:style-name="P51">return res.send({</text:p>
            <text:p text:style-name="P51">success: false,</text:p>
            <text:p text:style-name="P51">message: "Error: Designation cannot be blank"</text:p>
            <text:p text:style-name="P51">})</text:p>
            <text:p text:style-name="P51">}</text:p>
            <text:p text:style-name="P51">if(!userPhone){</text:p>
            <text:p text:style-name="P51">return res.send({</text:p>
            <text:p text:style-name="P51">success: false,</text:p>
            <text:p text:style-name="P51">message: "Error: Contact No cannot be blank"</text:p>
            <text:p text:style-name="P51">})</text:p>
            <text:p text:style-name="P51">}</text:p>
            <text:p text:style-name="P51">if(!userEmail){</text:p>
            <text:p text:style-name="P51">return res.send({</text:p>
            <text:p text:style-name="P51">success: false,</text:p>
            <text:p text:style-name="P51">message: "Error: Email cannot be blank"</text:p>
            <text:p text:style-name="P51">})</text:p>
            <text:p text:style-name="P51">}</text:p>
            <text:p text:style-name="P51">if(!companyName){</text:p>
            <text:p text:style-name="P51">return res.send({</text:p>
            <text:p text:style-name="P51">success: false,</text:p>
            <text:p text:style-name="P51">message: "Error: Company Name cannot be blank"</text:p>
            <text:p text:style-name="P51">})</text:p>
            <text:p text:style-name="P51">}</text:p>
            <text:p text:style-name="P51">if(!companyWebsite){</text:p>
            <text:p text:style-name="P51">return res.send({</text:p>
            <text:p text:style-name="P51">success: false,</text:p>
            <text:p text:style-name="P51">message: "Error: Company Website cannot be blank"</text:p>
            <text:p text:style-name="P51">})</text:p>
            <text:p text:style-name="P51">}</text:p>
            <text:p text:style-name="P51">if(!companySize){</text:p>
            <text:p text:style-name="P51">return res.send({</text:p>
            <text:p text:style-name="P51">success: false,</text:p>
            <text:p text:style-name="P51">message: "Error: Please select the company size"</text:p>
            <text:p text:style-name="P51">})</text:p>
            <text:p text:style-name="P51">}</text:p>
            <text:p text:style-name="P51">if(!userIndustry){</text:p>
            <text:p text:style-name="P51">return res.send({</text:p>
            <text:p text:style-name="P51">success: false,</text:p>
            <text:p text:style-name="P51">message: "Error: Industry Name cannot be blank"</text:p>
            <text:p text:style-name="P51">})</text:p>
            <text:p text:style-name="P51">}</text:p>
            <text:p text:style-name="P51">if(!userState){</text:p>
            <text:p text:style-name="P51">return res.send({</text:p>
            <text:p text:style-name="P51">success: false,</text:p>
            <text:p text:style-name="P51">message: "Error: Please select state name"</text:p>
            <text:p text:style-name="P51">})</text:p>
            <text:p text:style-name="P51">}</text:p>
            <text:p text:style-name="P51">if(!userDistrict){</text:p>
            <text:p text:style-name="P51">return res.send({</text:p>
            <text:p text:style-name="P51"><text:soft-page-break/>success: false,</text:p>
            <text:p text:style-name="P51">message: "Error: Please select district name"</text:p>
            <text:p text:style-name="P51">})</text:p>
            <text:p text:style-name="P51">}</text:p>
            <text:p text:style-name="P51">if(!userTaluk){</text:p>
            <text:p text:style-name="P51">return res.send({</text:p>
            <text:p text:style-name="P51">success: false,</text:p>
            <text:p text:style-name="P51">message: "Error: Please Select Village"</text:p>
            <text:p text:style-name="P51">})</text:p>
            <text:p text:style-name="P51">}</text:p>
            <text:p text:style-name="P51">if(!userPassword){</text:p>
            <text:p text:style-name="P51">return res.send({</text:p>
            <text:p text:style-name="P51">success: false,</text:p>
            <text:p text:style-name="P51">message: "Error: Password cannot be empty"</text:p>
            <text:p text:style-name="P51">})</text:p>
            <text:p text:style-name="P51">}</text:p>
            <text:p text:style-name="P51">else{</text:p>
            <text:p text:style-name="P52">// generate random string</text:p>
            <text:p text:style-name="P51">const secret_tokens = randomstring.generate({</text:p>
            <text:p text:style-name="P51">length:5,</text:p>
            <text:p text:style-name="P51">charset: 'alphanumeric'</text:p>
            <text:p text:style-name="P51">})</text:p>
            <text:p text:style-name="P52">// hash the user password</text:p>
            <text:p text:style-name="P51">var hash_password = bcrypt.hashSync(`${userPassword}`,saltRounds);</text:p>
            <text:p text:style-name="P51">// write email function to send the otp</text:p>
            <text:p text:style-name="P51">function email(){</text:p>
            <text:p text:style-name="P51">var transporter = nodemailer.createTransport({</text:p>
            <text:p text:style-name="P51">host: "smtp.gmail.com",</text:p>
            <text:p text:style-name="P51">auth: {</text:p>
            <text:p text:style-name="P51">type: "OAuth2",</text:p>
            <text:p text:style-name="P51">user: "wishvapued@gmail.com",</text:p>
            <text:p text:style-name="P51">clientId: "766926008332-ej0hbj1uge4uvhrtqom8pidr20am0iqj.apps.googleusercontent.com",</text:p>
            <text:p text:style-name="P51">clientSecret: "7KgJOo84JjbvJ_pzPmXhWulA",</text:p>
            <text:p text:style-name="P51">refreshToken: "1/G2IWl2feXAXq6HTtjrMCZYBS8HcN0UDDytz52WaYnkQ" </text:p>
            <text:p text:style-name="P51">}</text:p>
            <text:p text:style-name="P51">});</text:p>
            <text:p text:style-name="P51">// create mail options</text:p>
            <text:p text:style-name="P51">var mailOptions = {</text:p>
            <text:p text:style-name="P51">from: 'SkyMap Admin &lt;wishvapued@gmail.com&gt;',</text:p>
            <text:p text:style-name="P51">to: `${userEmail}`,</text:p>
            <text:p text:style-name="P51">subject: 'Verify Your OTP',</text:p>
            <text:p text:style-name="P51">text: 'some text',</text:p>
            <text:p text:style-name="P51">html: `&lt;div style="</text:p>
            <text:p text:style-name="P51">height: 300px;</text:p>
            <text:p text:style-name="P51">width: 500px;</text:p>
            <text:p text:style-name="P51">border: 1px solid #eee;</text:p>
            <text:p text:style-name="P51">border-radius: 5px;</text:p>
            <text:p text:style-name="P51">background-color:#f1f1f1;</text:p>
            <text:p text:style-name="P51">color:black;</text:p>
            <text:p text:style-name="P51"><text:soft-page-break/>padding: 30px;</text:p>
            <text:p text:style-name="P51">box-shadow: 0 2px 4px 0 rgba(0,0,0,0.16),0 2px 10px 0 rgba(0,0,0,0.12);</text:p>
            <text:p text:style-name="P51">text-align: center;</text:p>
            <text:p text:style-name="P51">" &gt;</text:p>
            <text:p text:style-name="P51">&lt;h2&gt;Please Verify your OTP &lt;/h2&gt;&lt;br&gt;</text:p>
            <text:p text:style-name="P51">&lt;div style="</text:p>
            <text:p text:style-name="P51">color: black;</text:p>
            <text:p text:style-name="P51">text-align: center;</text:p>
            <text:p text:style-name="P51">height: 60px;</text:p>
            <text:p text:style-name="P51">width: 200px;</text:p>
            <text:p text:style-name="P51">background-color: white;</text:p>
            <text:p text:style-name="P51">margin-left: 120px;</text:p>
            <text:p text:style-name="P51">padding: 10px; </text:p>
            <text:p text:style-name="P51">box-shadow: 0 2px 4px 0 rgba(0,0,0,0.16),0 2px 10px 0 rgba(0,0,0,0.12);</text:p>
            <text:p text:style-name="P51">"&gt;</text:p>
            <text:p text:style-name="P51">&lt;h2&gt;${secret_tokens}&lt;/h2&gt;</text:p>
            <text:p text:style-name="P51">&lt;/div&gt;&lt;br&gt; </text:p>
            <text:p text:style-name="P51">&lt;h3&gt;Redirect to verify your OTP link:</text:p>
            <text:p text:style-name="P51">&lt;a href="http://localhost:3000/verify"&gt;</text:p>
            <text:p text:style-name="P51">Verify</text:p>
            <text:p text:style-name="P51">&lt;/a&gt;</text:p>
            <text:p text:style-name="P51">&lt;/h3&gt;</text:p>
            <text:p text:style-name="P51">&lt;/div&gt;`</text:p>
            <text:p text:style-name="P51">};</text:p>
            <text:p text:style-name="P51">// now send the email</text:p>
            <text:p text:style-name="P51">transporter.sendMail(mailOptions, function(err, res){</text:p>
            <text:p text:style-name="P51">if(err){</text:p>
            <text:p text:style-name="P51">console.log(err);</text:p>
            <text:p text:style-name="P51">}else{</text:p>
            <text:p text:style-name="P51">console.log("Email sent successfully");</text:p>
            <text:p text:style-name="P51">}</text:p>
            <text:p text:style-name="P51">});</text:p>
            <text:p text:style-name="P51">}//end of email function</text:p>
            <text:p text:style-name="P53"/>
            <text:p text:style-name="P52">// databse query</text:p>
            <text:p text:style-name="P51">const query ={</text:p>
            <text:p text:style-name="P51">text:`INSERT INTO public.signup(</text:p>
            <text:p text:style-name="P51">user_name, designation, phone_no, email, company_name, </text:p>
            <text:p text:style-name="P51">company_website, company_size, industry_name, state_name, district_name, </text:p>
            <text:p text:style-name="P51">taluk_name, user_pass, secret_tokens, status)</text:p>
            <text:p text:style-name="P51">VALUES ('${userName}', '${userDesignation}', '${userPhone}','${userEmail}' ,'${companyName}', '${companyWebsite}', '${companySize}', '${userIndustry}', '${userState}', '${userDistrict}', '${userTaluk}', '${hash_password}', '${secret_tokens}', 'notverified');`,</text:p>
            <text:p text:style-name="P51">};// end of query</text:p>
            <text:p text:style-name="P51">// run the query</text:p>
            <text:p text:style-name="P51">db.query(query,function(err,result){</text:p>
            <text:p text:style-name="P51">if(err){</text:p>
            <text:p text:style-name="P51">console.log(err)</text:p>
            <text:p text:style-name="P51">}</text:p>
            <text:p text:style-name="P51"><text:soft-page-break/>else{</text:p>
            <text:p text:style-name="P51">email();</text:p>
            <text:p text:style-name="P51">return res.send({</text:p>
            <text:p text:style-name="P51">success: true,</text:p>
            <text:p text:style-name="P51">message: "You have successfully Registered Please Verify Your Email Address to login"</text:p>
            <text:p text:style-name="P51">})</text:p>
            <text:p text:style-name="P51">}</text:p>
            <text:p text:style-name="P51">}); </text:p>
            <text:p text:style-name="P51">} // end of db query</text:p>
            <text:p text:style-name="P51">},// end of newuser routes</text:p>
            <text:p text:style-name="P3"/>
          </table:table-cell>
        </table:table-row>
      </table:table>
      <text:p text:style-name="P31"><text:span text:style-name="T5"/></text:p>
      <text:p text:style-name="P31"><text:span text:style-name="T5"/></text:p>
      <text:p text:style-name="P31"><text:span text:style-name="T5"/></text:p>
      <text:p text:style-name="P32"><text:span text:style-name="T5"># </text:span><text:span text:style-name="T6">Verify OTP route : </text:span><text:span text:style-name="T5">once user registered they will get the otp generated by random string on their email id and we will redirect to verify route after verifying the otp they will allow to login.</text:span></text:p>
      <text:p text:style-name="P32"><text:span text:style-name="T5"/></text:p>
      <table:table table:name="Table3" table:style-name="Table3">
        <table:table-column table:style-name="Table3.A"/>
        <table:table-row>
          <table:table-cell table:style-name="Table3.A1" office:value-type="string">
            <text:p text:style-name="P48">verifyuser:function(req, res){</text:p>
            <text:p text:style-name="P51">// grab the react form data</text:p>
            <text:p text:style-name="P51">const {body} = req;</text:p>
            <text:p text:style-name="P51">const {otpString} = body;</text:p>
            <text:p text:style-name="P51">if(!otpString){</text:p>
            <text:p text:style-name="P51">return res.send({</text:p>
            <text:p text:style-name="P51">success: false,</text:p>
            <text:p text:style-name="P51">message: "Error: Please Enter Your OTP"</text:p>
            <text:p text:style-name="P51">})</text:p>
            <text:p text:style-name="P51">}else if(otpString.length != 5 ){</text:p>
            <text:p text:style-name="P51">return res.send({</text:p>
            <text:p text:style-name="P51">success: false,</text:p>
            <text:p text:style-name="P51">message: "Error: OTP is not valid"</text:p>
            <text:p text:style-name="P51">})</text:p>
            <text:p text:style-name="P51">}</text:p>
            <text:p text:style-name="P51">else{</text:p>
            <text:p text:style-name="P51">// write query to change the status verified in the database</text:p>
            <text:p text:style-name="P51">const query = {</text:p>
            <text:p text:style-name="P51">text: `UPDATE signup SET status='verified' WHERE secret_tokens = '${otpString}' and status = 'notverified';`</text:p>
            <text:p text:style-name="P51">};</text:p>
            <text:p text:style-name="P51">db.query(query,function(err, result){</text:p>
            <text:p text:style-name="P51">if(err){</text:p>
            <text:p text:style-name="P51">console.log(err);</text:p>
            <text:p text:style-name="P51">}else{</text:p>
            <text:p text:style-name="P51">return res.send({</text:p>
            <text:p text:style-name="P51">success: true,</text:p>
            <text:p text:style-name="P51">message: "You have verified Your OTP and able to login"</text:p>
            <text:p text:style-name="P51">})</text:p>
            <text:p text:style-name="P51">}</text:p>
            <text:p text:style-name="P51">})</text:p>
            <text:p text:style-name="P51">}</text:p>
            <text:p text:style-name="P51"><text:soft-page-break/>},// end of verify user</text:p>
            <text:p text:style-name="P3"/>
          </table:table-cell>
        </table:table-row>
      </table:table>
      <text:p text:style-name="P32"><text:span text:style-name="T5"/></text:p>
      <text:p text:style-name="P20"><text:span text:style-name="T5"/></text:p>
      <text:p text:style-name="P33"><text:span text:style-name="T5"># </text:span><text:span text:style-name="T6">User login Route :</text:span><text:span text:style-name="T5"> this route defines the logic for login of a user</text:span></text:p>
      <text:p text:style-name="P33"><text:span text:style-name="T5"/></text:p>
      <table:table table:name="Table4" table:style-name="Table4">
        <table:table-column table:style-name="Table4.A"/>
        <table:table-row>
          <table:table-cell table:style-name="Table4.A1" office:value-type="string">
            <text:p text:style-name="P48">login:function(req, res){</text:p>
            <text:p text:style-name="P51">const { username, password } = req.body;</text:p>
            <text:p text:style-name="P51">// check the proper field is valid or not </text:p>
            <text:p text:style-name="P51">if(!username){</text:p>
            <text:p text:style-name="P51">return res.send({</text:p>
            <text:p text:style-name="P51">success: false,</text:p>
            <text:p text:style-name="P51">message: "Error: UserName cannot be empty"</text:p>
            <text:p text:style-name="P51">})</text:p>
            <text:p text:style-name="P51">}</text:p>
            <text:p text:style-name="P51">if(!password){</text:p>
            <text:p text:style-name="P51">return res.send({</text:p>
            <text:p text:style-name="P51">success: false,</text:p>
            <text:p text:style-name="P51">message: "Error: Password cannot be empty"</text:p>
            <text:p text:style-name="P51">})</text:p>
            <text:p text:style-name="P51">}</text:p>
            <text:p text:style-name="P51">else{</text:p>
            <text:p text:style-name="P51">// grab the oldhashpassword</text:p>
            <text:p text:style-name="P51">const query ={</text:p>
            <text:p text:style-name="P51">text:`SELECT user_pass from signup WHERE email = '${username}' and status = 'verified'`,</text:p>
            <text:p text:style-name="P51">}</text:p>
            <text:p text:style-name="P51">db.query(query,function(err, result){</text:p>
            <text:p text:style-name="P51">if(err){</text:p>
            <text:p text:style-name="P51">// console.log(err)</text:p>
            <text:p text:style-name="P51">res.send({</text:p>
            <text:p text:style-name="P51">success: false,</text:p>
            <text:p text:style-name="P51">message: "cannot fetch the data from the databse"</text:p>
            <text:p text:style-name="P51">})</text:p>
            <text:p text:style-name="P51">}else{</text:p>
            <text:p text:style-name="P51">if(result.rows.length == 0){</text:p>
            <text:p text:style-name="P51">return res.send({</text:p>
            <text:p text:style-name="P51">success: false,</text:p>
            <text:p text:style-name="P51">message: "User Name doesnot Exist"</text:p>
            <text:p text:style-name="P51">})</text:p>
            <text:p text:style-name="P51">}else{</text:p>
            <text:p text:style-name="P51">const old_password = result.rows[0].user_pass;</text:p>
            <text:p text:style-name="P51">// now match the current user id and password</text:p>
            <text:p text:style-name="P51">bcrypt.compare(password, old_password, function(err, doesMatch){</text:p>
            <text:p text:style-name="P51">if(doesMatch){</text:p>
            <text:p text:style-name="P51">//grab the current data from the database</text:p>
            <text:p text:style-name="P51">const query = {</text:p>
            <text:p text:style-name="P51">text:`SELECT * from signup WHERE email = '${username}'`</text:p>
            <text:p text:style-name="P51">};</text:p>
            <text:p text:style-name="P51">db.query(query,function(err, result){</text:p>
            <text:p text:style-name="P51"><text:soft-page-break/>if(err){</text:p>
            <text:p text:style-name="P51">console.log(err)</text:p>
            <text:p text:style-name="P51">}else{</text:p>
            <text:p text:style-name="P51">const user_id = result.rows[0].user_id;</text:p>
            <text:p text:style-name="P51">const user_name = result.rows[0].email;</text:p>
            <text:p text:style-name="P51">let token = jwt.sign({ id:`${user_id}`, username: `${user_name}` }, 'keyboard cat 4 ever', { expiresIn: <text:span text:style-name="T16">300000</text:span> }); // Sigining the token <text:span text:style-name="T16">this token is valid for 5 minutes</text:span></text:p>
            <text:p text:style-name="P51">res.send({</text:p>
            <text:p text:style-name="P51">success: true,</text:p>
            <text:p text:style-name="P51">err:null,</text:p>
            <text:p text:style-name="P51">token</text:p>
            <text:p text:style-name="P51">})</text:p>
            <text:p text:style-name="P51">}</text:p>
            <text:p text:style-name="P51">})</text:p>
            <text:p text:style-name="P51">}else{</text:p>
            <text:p text:style-name="P51">return res.send({</text:p>
            <text:p text:style-name="P51">success: false,</text:p>
            <text:p text:style-name="P51">message: "User Id and password is not matched"</text:p>
            <text:p text:style-name="P51">})</text:p>
            <text:p text:style-name="P51">}</text:p>
            <text:p text:style-name="P51">})</text:p>
            <text:p text:style-name="P51">}// end of main else</text:p>
            <text:p text:style-name="P51">}//end of if</text:p>
            <text:p text:style-name="P51">});// end of db query</text:p>
            <text:p text:style-name="P51">}</text:p>
            <text:p text:style-name="P53"/>
            <text:p text:style-name="P51">}// end of login route</text:p>
            <text:p text:style-name="P3"/>
          </table:table-cell>
        </table:table-row>
      </table:table>
      <text:p text:style-name="P33"><text:span text:style-name="T5"/></text:p>
      <text:p text:style-name="P20"><text:span text:style-name="T5"/></text:p>
      <text:p text:style-name="P20"><text:span text:style-name="T5"/></text:p>
      <text:p text:style-name="P20"><text:span text:style-name="T5"/></text:p>
      <text:p text:style-name="P40"><text:span text:style-name="T5">#Now create a </text:span><text:span text:style-name="T6">lib </text:span><text:span text:style-name="T5">folder inside your project&gt;app folder</text:span></text:p>
      <text:p text:style-name="P40"><text:span text:style-name="T5"/></text:p>
      <text:p text:style-name="P40"><text:span text:style-name="T5">#lib&gt;pgcon.js</text:span></text:p>
      <text:p text:style-name="P40"><text:span text:style-name="T5"/></text:p>
      <text:p text:style-name="P40"><text:span text:style-name="T5">edit the code of </text:span><text:span text:style-name="T6">pgcon.js :</text:span></text:p>
      <text:p text:style-name="P40"><text:span text:style-name="T6"/></text:p>
      <table:table table:name="Table5" table:style-name="Table5">
        <table:table-column table:style-name="Table5.A"/>
        <table:table-row>
          <table:table-cell table:style-name="Table5.A1" office:value-type="string">
            <text:p text:style-name="P48">// post_gress connection</text:p>
            <text:p text:style-name="P51">const{Client} = require('pg');</text:p>
            <text:p text:style-name="P51">const client = new Client({</text:p>
            <text:p text:style-name="P51">user: 'admin',</text:p>
            <text:p text:style-name="P51">host: 'localhost',</text:p>
            <text:p text:style-name="P51">database: 'test_db',</text:p>
            <text:p text:style-name="P51">password: 'admin',</text:p>
            <text:p text:style-name="P51">port: 5432,</text:p>
            <text:p text:style-name="P51">});</text:p>
            <text:p text:style-name="P51">client.connect()</text:p>
            <text:p text:style-name="P51">.then(() =&gt; {</text:p>
            <text:p text:style-name="P51">console.log("Postgress Database is connected");</text:p>
            <text:p text:style-name="P51">})</text:p>
            <text:p text:style-name="P51"><text:soft-page-break/>module.exports = {</text:p>
            <text:p text:style-name="P51">query: (text, params, callback) =&gt; {</text:p>
            <text:p text:style-name="P51">return client.query(text, params, callback)</text:p>
            <text:p text:style-name="P51">}</text:p>
            <text:p text:style-name="P51">}</text:p>
            <text:p text:style-name="P5"/>
          </table:table-cell>
        </table:table-row>
      </table:table>
      <text:p text:style-name="P40"><text:span text:style-name="T5"/></text:p>
      <text:p text:style-name="P40"><text:span text:style-name="T5"/></text:p>
      <text:p text:style-name="P41"><text:span text:style-name="T5">Now you have done everything with the express application .</text:span></text:p>
      <text:p text:style-name="P41"><text:span text:style-name="T5">So you need to connect this appliction with your react application before if you want to test all the route you can do with the help of postman . Remeber this application is running on the port no :5000</text:span></text:p>
      <text:p text:style-name="P41"><text:span text:style-name="T5"/></text:p>
      <text:p text:style-name="P41"><text:span text:style-name="T5"># To run this application use the command: “nodemon start”</text:span></text:p>
      <text:p text:style-name="P41"><text:span text:style-name="T5"/></text:p>
      <text:p text:style-name="P41"><text:span text:style-name="T5"/></text:p>
      <text:p text:style-name="P41"><text:span text:style-name="T5"/></text:p>
      <text:p text:style-name="P41"><text:span text:style-name="T5"/></text:p>
      <text:p text:style-name="P55"><text:span text:style-name="T5">React Application</text:span></text:p>
      <text:p text:style-name="P41"><text:span text:style-name="T5"/></text:p>
      <text:p text:style-name="P41"><text:span text:style-name="T5"># so now we are moving for frontend of the application</text:span></text:p>
      <text:p text:style-name="P41"><text:span text:style-name="T5"/></text:p>
      <text:p text:style-name="P41"><text:span text:style-name="T5">using this command you can create a react application </text:span></text:p>
      <text:p text:style-name="P41"><text:span text:style-name="T5">“create-react-app client”</text:span></text:p>
      <text:p text:style-name="P41"><text:span text:style-name="T5"># so you have created a react application in client folder and able to deployee it. This application default runs on the port no – 3000</text:span></text:p>
      <text:p text:style-name="P41"><text:span text:style-name="T5"/></text:p>
      <text:p text:style-name="P41"><text:span text:style-name="T5"># to run this application use the command “npm start”</text:span></text:p>
      <text:p text:style-name="P41"><text:span text:style-name="T5"/></text:p>
      <text:p text:style-name="P41"><text:span text:style-name="T5"/></text:p>
      <text:p text:style-name="P41"><text:span text:style-name="T5"/></text:p>
      <text:p text:style-name="P41"><text:span text:style-name="T5">Now start edit this application-</text:span></text:p>
      <text:p text:style-name="P41"><text:span text:style-name="T5"/></text:p>
      <text:p text:style-name="P41"><text:span text:style-name="T5"># make a component folder inside the src folder </text:span></text:p>
      <text:p text:style-name="P41"><text:span text:style-name="T5"/></text:p>
      <text:p text:style-name="P41"><text:span text:style-name="T5"/></text:p>
      <text:p text:style-name="P41"><text:span text:style-name="T5">--</text:span><text:span text:style-name="T8">&gt; component</text:span></text:p>
      <text:p text:style-name="P41"><text:span text:style-name="T8"><text:tab/>--&gt;Authservice</text:span></text:p>
      <text:p text:style-name="P41"><text:span text:style-name="T8"><text:tab/>--&gt;login</text:span></text:p>
      <text:p text:style-name="P41"><text:span text:style-name="T8"><text:tab/>--&gt;signup</text:span></text:p>
      <text:p text:style-name="P41"><text:span text:style-name="T8"><text:tab/>--&gt;verify</text:span></text:p>
      <text:p text:style-name="P41"><text:span text:style-name="T8"/></text:p>
      <text:p text:style-name="P42"><text:span text:style-name="T5">Lets work on </text:span><text:span text:style-name="T6">Authservice folder :-</text:span></text:p>
      <text:p text:style-name="P42"><text:span text:style-name="T5">This folder contains two file - </text:span></text:p>
      <text:p text:style-name="P42"><text:span text:style-name="T5"/></text:p>
      <text:p text:style-name="P42"><text:span text:style-name="T5">--&gt;AuthService.js and </text:span></text:p>
      <text:p text:style-name="P42"><text:span text:style-name="T5">--&gt;withAuth.js</text:span></text:p>
      <text:p text:style-name="P42"><text:span text:style-name="T5"/></text:p>
      <text:p text:style-name="P42"><text:span text:style-name="T5"/></text:p>
      <text:p text:style-name="P42"><text:span text:style-name="T5"/></text:p>
      <text:p text:style-name="P42"><text:span text:style-name="T5"/></text:p>
      <text:p text:style-name="P44"><text:soft-page-break/><text:span text:style-name="T5">AuthService.js:</text:span></text:p>
      <table:table table:name="Table6" table:style-name="Table6">
        <table:table-column table:style-name="Table6.A"/>
        <table:table-row>
          <table:table-cell table:style-name="Table6.A1" office:value-type="string">
            <text:p text:style-name="P48">import decode from 'jwt-decode';</text:p>
            <text:p text:style-name="P51">export default class AuthService {</text:p>
            <text:p text:style-name="P51">constructor(domain) {</text:p>
            <text:p text:style-name="P51">this.domain = domain || 'http://localhost:5000'</text:p>
            <text:p text:style-name="P51">this.fetch = this.fetch.bind(this)</text:p>
            <text:p text:style-name="P51">this.login = this.login.bind(this)</text:p>
            <text:p text:style-name="P51">this.getProfile = this.getProfile.bind(this)</text:p>
            <text:p text:style-name="P51">}</text:p>
            <text:p text:style-name="P53"/>
            <text:p text:style-name="P51">login(username, password) {</text:p>
            <text:p text:style-name="P51">// Get a token</text:p>
            <text:p text:style-name="P51">return this.fetch(`${this.domain}/login`, {</text:p>
            <text:p text:style-name="P51">method: 'POST',</text:p>
            <text:p text:style-name="P51">body: JSON.stringify({</text:p>
            <text:p text:style-name="P51">username,</text:p>
            <text:p text:style-name="P51">password</text:p>
            <text:p text:style-name="P51">})</text:p>
            <text:p text:style-name="P51">}).then(res =&gt; {</text:p>
            <text:p text:style-name="P51">this.setToken(res.token)</text:p>
            <text:p text:style-name="P51">return Promise.resolve(res);</text:p>
            <text:p text:style-name="P51">})</text:p>
            <text:p text:style-name="P51">}</text:p>
            <text:p text:style-name="P53"/>
            <text:p text:style-name="P51">loggedIn() {</text:p>
            <text:p text:style-name="P51">// Checks if there is a saved token and it's still valid</text:p>
            <text:p text:style-name="P51">const token = this.getToken()</text:p>
            <text:p text:style-name="P51">return !!token &amp;&amp; !this.isTokenExpired(token) // handwaiving here</text:p>
            <text:p text:style-name="P51">}</text:p>
            <text:p text:style-name="P53"/>
            <text:p text:style-name="P51">isTokenExpired(token) {</text:p>
            <text:p text:style-name="P51">try {</text:p>
            <text:p text:style-name="P51">const decoded = decode(token);</text:p>
            <text:p text:style-name="P51">if (decoded.exp &lt; Date.now() / 1000) {</text:p>
            <text:p text:style-name="P51">return true;</text:p>
            <text:p text:style-name="P51">}</text:p>
            <text:p text:style-name="P51">else</text:p>
            <text:p text:style-name="P51">return false;</text:p>
            <text:p text:style-name="P51">}</text:p>
            <text:p text:style-name="P51">catch (err) {</text:p>
            <text:p text:style-name="P51">return false;</text:p>
            <text:p text:style-name="P51">}</text:p>
            <text:p text:style-name="P51">}</text:p>
            <text:p text:style-name="P53"/>
            <text:p text:style-name="P51">setToken(idToken) {</text:p>
            <text:p text:style-name="P51">// Saves user token to localStorage</text:p>
            <text:p text:style-name="P51">localStorage.setItem('id_token', idToken)</text:p>
            <text:p text:style-name="P51">}</text:p>
            <text:p text:style-name="P53"/>
            <text:p text:style-name="P51">getToken() {</text:p>
            <text:p text:style-name="P51"><text:soft-page-break/>// Retrieves the user token from localStorage</text:p>
            <text:p text:style-name="P51">return localStorage.getItem('id_token')</text:p>
            <text:p text:style-name="P51">}</text:p>
            <text:p text:style-name="P53"/>
            <text:p text:style-name="P51">logout() {</text:p>
            <text:p text:style-name="P51">// Clear user token and profile data from localStorage</text:p>
            <text:p text:style-name="P51">localStorage.removeItem('id_token');</text:p>
            <text:p text:style-name="P51">}</text:p>
            <text:p text:style-name="P53"/>
            <text:p text:style-name="P51">getProfile() {</text:p>
            <text:p text:style-name="P51">return decode(this.getToken());</text:p>
            <text:p text:style-name="P51">}</text:p>
            <text:p text:style-name="P58"/>
            <text:p text:style-name="P51">fetch(url, options) {</text:p>
            <text:p text:style-name="P51">// performs api calls sending the required authentication headers</text:p>
            <text:p text:style-name="P51">const headers = {</text:p>
            <text:p text:style-name="P51">'Accept': 'application/json',</text:p>
            <text:p text:style-name="P51">'Content-Type': 'application/json'</text:p>
            <text:p text:style-name="P51">}</text:p>
            <text:p text:style-name="P53"/>
            <text:p text:style-name="P51">if (this.loggedIn()) {</text:p>
            <text:p text:style-name="P51">headers['Authorization'] = 'Bearer ' + this.getToken()</text:p>
            <text:p text:style-name="P51">}</text:p>
            <text:p text:style-name="P53"/>
            <text:p text:style-name="P51">return fetch(url, {</text:p>
            <text:p text:style-name="P51">headers,</text:p>
            <text:p text:style-name="P51">...options</text:p>
            <text:p text:style-name="P51">})</text:p>
            <text:p text:style-name="P51">.then(this._checkStatus)</text:p>
            <text:p text:style-name="P51">.then(response =&gt; response.json())</text:p>
            <text:p text:style-name="P51">}</text:p>
            <text:p text:style-name="P53"/>
            <text:p text:style-name="P51">_checkStatus(response) {</text:p>
            <text:p text:style-name="P51">// raises an error in case response status is not a success</text:p>
            <text:p text:style-name="P51">if (response.status &gt;= 200 &amp;&amp; response.status &lt; 300) {</text:p>
            <text:p text:style-name="P51">return response</text:p>
            <text:p text:style-name="P51">} else {</text:p>
            <text:p text:style-name="P51">var error = new Error(response.statusText)</text:p>
            <text:p text:style-name="P51">error.response = response</text:p>
            <text:p text:style-name="P51">throw error</text:p>
            <text:p text:style-name="P51">}</text:p>
            <text:p text:style-name="P51">}</text:p>
            <text:p text:style-name="P51">}</text:p>
            <text:p text:style-name="P5"/>
          </table:table-cell>
        </table:table-row>
      </table:table>
      <text:p text:style-name="P42"><text:span text:style-name="T5"/></text:p>
      <text:p text:style-name="P42"><text:span text:style-name="T5"/></text:p>
      <text:p text:style-name="P42"><text:span text:style-name="T5"/></text:p>
      <text:p text:style-name="P42"><text:span text:style-name="T5"/></text:p>
      <text:p text:style-name="P42"><text:span text:style-name="T5"/></text:p>
      <text:p text:style-name="P43"><text:soft-page-break/><text:span text:style-name="T5">Work on </text:span><text:span text:style-name="T6">withAuth.js : <text:s/></text:span></text:p>
      <table:table table:name="Table7" table:style-name="Table7">
        <table:table-column table:style-name="Table7.A"/>
        <table:table-row>
          <table:table-cell table:style-name="Table7.A1" office:value-type="string">
            <text:p text:style-name="P48">import React, { Component } from 'react';</text:p>
            <text:p text:style-name="P51">import AuthService from './AuthService';</text:p>
            <text:p text:style-name="P53"/>
            <text:p text:style-name="P51">export default function withAuth(AuthComponent) {</text:p>
            <text:p text:style-name="P51">const Auth = new AuthService('http://localhost:5000');</text:p>
            <text:p text:style-name="P51">return class AuthWrapped extends Component {</text:p>
            <text:p text:style-name="P51">constructor() {</text:p>
            <text:p text:style-name="P51">super();</text:p>
            <text:p text:style-name="P51">this.state = {</text:p>
            <text:p text:style-name="P51">user: null</text:p>
            <text:p text:style-name="P51">}</text:p>
            <text:p text:style-name="P51">}</text:p>
            <text:p text:style-name="P51">componentWillMount() {</text:p>
            <text:p text:style-name="P51">if (!Auth.loggedIn()) {</text:p>
            <text:p text:style-name="P51">this.props.history.replace('/login')</text:p>
            <text:p text:style-name="P51">}</text:p>
            <text:p text:style-name="P51">else {</text:p>
            <text:p text:style-name="P51">try {</text:p>
            <text:p text:style-name="P51">const profile = Auth.getProfile()</text:p>
            <text:p text:style-name="P51">this.setState({</text:p>
            <text:p text:style-name="P51">user: profile</text:p>
            <text:p text:style-name="P51">})</text:p>
            <text:p text:style-name="P51">}</text:p>
            <text:p text:style-name="P51">catch(err){</text:p>
            <text:p text:style-name="P51">Auth.logout()</text:p>
            <text:p text:style-name="P51">this.props.history.replace('/login')</text:p>
            <text:p text:style-name="P51">}</text:p>
            <text:p text:style-name="P51">}</text:p>
            <text:p text:style-name="P51">}</text:p>
            <text:p text:style-name="P53"/>
            <text:p text:style-name="P51">render() {</text:p>
            <text:p text:style-name="P51">if (this.state.user) {</text:p>
            <text:p text:style-name="P51">return (</text:p>
            <text:p text:style-name="P51">&lt;AuthComponent history={this.props.history} user={this.state.user} /&gt;</text:p>
            <text:p text:style-name="P51">)</text:p>
            <text:p text:style-name="P51">}</text:p>
            <text:p text:style-name="P51">else {</text:p>
            <text:p text:style-name="P51">return null</text:p>
            <text:p text:style-name="P51">}</text:p>
            <text:p text:style-name="P51">}</text:p>
            <text:p text:style-name="P51">};</text:p>
            <text:p text:style-name="P51">}</text:p>
            <text:p text:style-name="P59"/>
            <text:p text:style-name="P5"/>
          </table:table-cell>
        </table:table-row>
      </table:table>
      <text:p text:style-name="P43"><text:span text:style-name="T6"/></text:p>
      <text:p text:style-name="P42"><text:span text:style-name="T5"/></text:p>
      <text:p text:style-name="P45"><text:span text:style-name="T5"/></text:p>
      <text:p text:style-name="P45"><text:span text:style-name="T5"/></text:p>
      <text:p text:style-name="P45"><text:span text:style-name="T5"/></text:p>
      <text:p text:style-name="P37"><text:soft-page-break/><text:span text:style-name="T5"/></text:p>
      <text:p text:style-name="P36"><text:span text:style-name="T5">#login folder :</text:span></text:p>
      <text:p text:style-name="P36"><text:span text:style-name="T5"/></text:p>
      <text:p text:style-name="P36"><text:span text:style-name="T5">--&gt;login.jsx:</text:span></text:p>
      <text:p text:style-name="P36"><text:span text:style-name="T9"/></text:p>
      <table:table table:name="Table8" table:style-name="Table8">
        <table:table-column table:style-name="Table8.A"/>
        <table:table-row>
          <table:table-cell table:style-name="Table8.A1" office:value-type="string">
            <text:p text:style-name="P48">import React, { Component } from 'react';</text:p>
            <text:p text:style-name="P51">import './Login.css';</text:p>
            <text:p text:style-name="P51">import skymapLogo from './skymapLogo.png';</text:p>
            <text:p text:style-name="P51">import AuthService from '../AuthService/AuthService';</text:p>
            <text:p text:style-name="P53"/>
            <text:p text:style-name="P51">class Login extends Component {</text:p>
            <text:p text:style-name="P51">constructor(){</text:p>
            <text:p text:style-name="P51">super();</text:p>
            <text:p text:style-name="P51">this.handleChange = this.handleChange.bind(this);</text:p>
            <text:p text:style-name="P51">this.handleFormSubmit = this.handleFormSubmit.bind(this);</text:p>
            <text:p text:style-name="P51">this.Auth = new AuthService();</text:p>
            <text:p text:style-name="P51">}</text:p>
            <text:p text:style-name="P51">componentWillMount(){</text:p>
            <text:p text:style-name="P51">if(this.Auth.loggedIn())</text:p>
            <text:p text:style-name="P51">this.props.history.replace('/');</text:p>
            <text:p text:style-name="P51">}</text:p>
            <text:p text:style-name="P51">render() {</text:p>
            <text:p text:style-name="P51">return (</text:p>
            <text:p text:style-name="P51">&lt;div className="center"&gt;</text:p>
            <text:p text:style-name="P51">&lt;div className="card"&gt;</text:p>
            <text:p text:style-name="P51">&lt;div className="loginLogo"&gt;</text:p>
            <text:p text:style-name="P51">&lt;img src={skymapLogo} className="logo" alt="logo" /&gt;</text:p>
            <text:p text:style-name="P51">&lt;/div&gt;</text:p>
            <text:p text:style-name="P51">&lt;form onSubmit={this.handleFormSubmit}&gt;</text:p>
            <text:p text:style-name="P51">&lt;label htmlFor="userName"&gt;User Name:&lt;/label&gt;</text:p>
            <text:p text:style-name="P51">&lt;input</text:p>
            <text:p text:style-name="P51">className="form-item"</text:p>
            <text:p text:style-name="P51">placeholder="Username goes here..."</text:p>
            <text:p text:style-name="P51">name="username"</text:p>
            <text:p text:style-name="P51">type="text"</text:p>
            <text:p text:style-name="P51">required</text:p>
            <text:p text:style-name="P51">onChange={this.handleChange}</text:p>
            <text:p text:style-name="P51">/&gt;</text:p>
            <text:p text:style-name="P51">&lt;label htmlFor="userPassword"&gt;Password:&lt;/label&gt;</text:p>
            <text:p text:style-name="P51">&lt;input</text:p>
            <text:p text:style-name="P51">className="form-item"</text:p>
            <text:p text:style-name="P51">placeholder="Password goes here..."</text:p>
            <text:p text:style-name="P51">name="password"</text:p>
            <text:p text:style-name="P51">type="password"</text:p>
            <text:p text:style-name="P51">required</text:p>
            <text:p text:style-name="P51">onChange={this.handleChange}</text:p>
            <text:p text:style-name="P51">/&gt;</text:p>
            <text:p text:style-name="P51">&lt;input</text:p>
            <text:p text:style-name="P51">className="form-submit"</text:p>
            <text:p text:style-name="P51">value="SIGN IN"</text:p>
            <text:p text:style-name="P51"><text:soft-page-break/>type="submit"</text:p>
            <text:p text:style-name="P51">/&gt;</text:p>
            <text:p text:style-name="P51">&lt;/form&gt;</text:p>
            <text:p text:style-name="P51">&lt;span&gt;&lt;h4&gt;New user? &lt;a href="/signup"&gt;SignUp Here&lt;/a&gt;&lt;/h4&gt;&lt;/span&gt;</text:p>
            <text:p text:style-name="P51">&lt;/div&gt;</text:p>
            <text:p text:style-name="P51">&lt;/div&gt;</text:p>
            <text:p text:style-name="P51">);</text:p>
            <text:p text:style-name="P51">}</text:p>
            <text:p text:style-name="P53"/>
            <text:p text:style-name="P51">handleFormSubmit(e){</text:p>
            <text:p text:style-name="P51">e.preventDefault();</text:p>
            <text:p text:style-name="P51">this.Auth.login(this.state.username,this.state.password)</text:p>
            <text:p text:style-name="P51">.then(res =&gt;{</text:p>
            <text:p text:style-name="P51">this.props.history.replace('/');</text:p>
            <text:p text:style-name="P51">})</text:p>
            <text:p text:style-name="P51">.catch(err =&gt;{</text:p>
            <text:p text:style-name="P51">alert(err);</text:p>
            <text:p text:style-name="P51">})</text:p>
            <text:p text:style-name="P51">}</text:p>
            <text:p text:style-name="P53"/>
            <text:p text:style-name="P51">handleChange(e){</text:p>
            <text:p text:style-name="P51">this.setState(</text:p>
            <text:p text:style-name="P51">{</text:p>
            <text:p text:style-name="P51">[e.target.name]: e.target.value</text:p>
            <text:p text:style-name="P51">}</text:p>
            <text:p text:style-name="P51">)</text:p>
            <text:p text:style-name="P51">}</text:p>
            <text:p text:style-name="P51">}</text:p>
            <text:p text:style-name="P53"/>
            <text:p text:style-name="P51">export default Login;</text:p>
            <text:p text:style-name="P3"/>
          </table:table-cell>
        </table:table-row>
      </table:table>
      <text:p text:style-name="P36"><text:span text:style-name="T9"/></text:p>
      <text:p text:style-name="P36"><text:span text:style-name="T5">#login.css</text:span></text:p>
      <table:table table:name="Table9" table:style-name="Table9">
        <table:table-column table:style-name="Table9.A"/>
        <table:table-row>
          <table:table-cell table:style-name="Table9.A1" office:value-type="string">
            <text:p text:style-name="P48">@import url('https://fonts.googleapis.com/css?family=Raleway');</text:p>
            <text:p text:style-name="P53"><text:span text:style-name="T17">.center{</text:span></text:p>
            <text:p text:style-name="P51">font-family: 'Raleway', sans-serif;</text:p>
            <text:p text:style-name="P51">background-color: #105065;</text:p>
            <text:p text:style-name="P51">position: absolute;</text:p>
            <text:p text:style-name="P51">height: 100%;</text:p>
            <text:p text:style-name="P51">width: 100%;</text:p>
            <text:p text:style-name="P51">display: flex;</text:p>
            <text:p text:style-name="P51">justify-content: center;</text:p>
            <text:p text:style-name="P51">align-items: center;</text:p>
            <text:p text:style-name="P51">}</text:p>
            <text:p text:style-name="P53"><text:span text:style-name="T17">.card{</text:span></text:p>
            <text:p text:style-name="P51">background-color: #fff;</text:p>
            <text:p text:style-name="P51">border-radius: 10px;</text:p>
            <text:p text:style-name="P51">padding: 1.8rem;</text:p>
            <text:p text:style-name="P51">}</text:p>
            <text:p text:style-name="P53"/>
            <text:p text:style-name="P51"><text:soft-page-break/>.card &gt; form{</text:p>
            <text:p text:style-name="P51">display: flex;</text:p>
            <text:p text:style-name="P51">flex-direction: column;</text:p>
            <text:p text:style-name="P51">}</text:p>
            <text:p text:style-name="P53"/>
            <text:p text:style-name="P51">.card h1{</text:p>
            <text:p text:style-name="P51">text-align: center;</text:p>
            <text:p text:style-name="P51">margin-top: 0;</text:p>
            <text:p text:style-name="P51">margin-bottom: 10px;</text:p>
            <text:p text:style-name="P51">font-size: 25px;</text:p>
            <text:p text:style-name="P51">}</text:p>
            <text:p text:style-name="P53"/>
            <text:p text:style-name="P51">.form-item{</text:p>
            <text:p text:style-name="P51">font-family: 'Raleway', sans-serif;</text:p>
            <text:p text:style-name="P51">padding: 5px;</text:p>
            <text:p text:style-name="P51">margin-bottom: 2rem;</text:p>
            <text:p text:style-name="P51">height: 30px;</text:p>
            <text:p text:style-name="P51">width: 16rem;</text:p>
            <text:p text:style-name="P51">border: 1px solid grey;</text:p>
            <text:p text:style-name="P51">border-radius: 3px;</text:p>
            <text:p text:style-name="P53"/>
            <text:p text:style-name="P51">}</text:p>
            <text:p text:style-name="P53"/>
            <text:p text:style-name="P51">.form-submit{</text:p>
            <text:p text:style-name="P51">font-family: 'Raleway', sans-serif;</text:p>
            <text:p text:style-name="P51">height: 35px;</text:p>
            <text:p text:style-name="P51">color: #fff;</text:p>
            <text:p text:style-name="P51">background-color:#0a715c;</text:p>
            <text:p text:style-name="P51">border: none;</text:p>
            <text:p text:style-name="P51">letter-spacing: 0.2rem;</text:p>
            <text:p text:style-name="P51">/* transition: 0.3s opacity ease; */</text:p>
            <text:p text:style-name="P51">}</text:p>
            <text:p text:style-name="P51">.form-submit:hover{</text:p>
            <text:p text:style-name="P51">background-color: #078a70;</text:p>
            <text:p text:style-name="P51">cursor: pointer;</text:p>
            <text:p text:style-name="P51">}</text:p>
            <text:p text:style-name="P53"/>
            <text:p text:style-name="P51">.logo{</text:p>
            <text:p text:style-name="P51">height: 80px;</text:p>
            <text:p text:style-name="P51">}</text:p>
            <text:p text:style-name="P51">.loginLogo{</text:p>
            <text:p text:style-name="P51">text-align: center;</text:p>
            <text:p text:style-name="P51">margin-bottom: 15px;</text:p>
            <text:p text:style-name="P51">}</text:p>
            <text:p text:style-name="P3"/>
          </table:table-cell>
        </table:table-row>
      </table:table>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oft-page-break/><text:span text:style-name="T5"/></text:p>
      <text:p text:style-name="P36"><text:span text:style-name="T5">#signup Folder </text:span></text:p>
      <text:p text:style-name="P36"><text:span text:style-name="T5">--&gt;signup.jsx:</text:span></text:p>
      <table:table table:name="Table10" table:style-name="Table10">
        <table:table-column table:style-name="Table10.A"/>
        <table:table-row>
          <table:table-cell table:style-name="Table10.A1" office:value-type="string">
            <text:p text:style-name="P48">import React, { Component } from 'react';</text:p>
            <text:p text:style-name="P51">import './signup.css'</text:p>
            <text:p text:style-name="P51">class Signup extends Component {</text:p>
            <text:p text:style-name="P51">// define constructor</text:p>
            <text:p text:style-name="P51">constructor(props){</text:p>
            <text:p text:style-name="P51">super(props);</text:p>
            <text:p text:style-name="P51">this.state={</text:p>
            <text:p text:style-name="P53"/>
            <text:p text:style-name="P51">}</text:p>
            <text:p text:style-name="P51">}// end of constructor</text:p>
            <text:p text:style-name="P53"/>
            <text:p text:style-name="P51">// define btn_submit</text:p>
            <text:p text:style-name="P51">btn_submit(e){</text:p>
            <text:p text:style-name="P51">e.preventDefault();</text:p>
            <text:p text:style-name="P51">// grab the form data</text:p>
            <text:p text:style-name="P51">const form_data ={</text:p>
            <text:p text:style-name="P51">userName: this.refs.userName.value,</text:p>
            <text:p text:style-name="P51">userDesignation: this.refs.userDesignation.value,</text:p>
            <text:p text:style-name="P51">userPhone: this.refs.userPhone.value,</text:p>
            <text:p text:style-name="P51">userEmail: this.refs.userEmail.value,</text:p>
            <text:p text:style-name="P51">companyName: this.refs.companyName.value,</text:p>
            <text:p text:style-name="P51">companyWebsite: this.refs.companyWebsite.value,</text:p>
            <text:p text:style-name="P51">companySize: this.refs.companySize.value,</text:p>
            <text:p text:style-name="P51">userIndustry: this.refs.userIndustry.value,</text:p>
            <text:p text:style-name="P51">userState: this.refs.userState.value,</text:p>
            <text:p text:style-name="P51">userDistrict: this.refs.userDistrict.value,</text:p>
            <text:p text:style-name="P51">userTaluk: this.refs.userTaluk.value,</text:p>
            <text:p text:style-name="P51">userPassword: this.refs.userPassword.value</text:p>
            <text:p text:style-name="P51">};</text:p>
            <text:p text:style-name="P51">// make a http request for the backend server</text:p>
            <text:p text:style-name="P51">var request = new Request('http://localhost:5000/signup',{</text:p>
            <text:p text:style-name="P51">method:"POST",</text:p>
            <text:p text:style-name="P51">headers:{"Content-Type":"application/json"},</text:p>
            <text:p text:style-name="P51">body: JSON.stringify(form_data)</text:p>
            <text:p text:style-name="P51">});</text:p>
            <text:p text:style-name="P51">fetch(request)</text:p>
            <text:p text:style-name="P51">.then(res =&gt; res.json())</text:p>
            <text:p text:style-name="P51">.then(json =&gt;{</text:p>
            <text:p text:style-name="P51">if(json.success){</text:p>
            <text:p text:style-name="P51">console.log("You have successully Registered ")</text:p>
            <text:p text:style-name="P51">// and redirect to the another page</text:p>
            <text:p text:style-name="P51">window.location.href = 'http://localhost:3000/verify';</text:p>
            <text:p text:style-name="P51">}</text:p>
            <text:p text:style-name="P51">else{</text:p>
            <text:p text:style-name="P51">console.log(json.message);</text:p>
            <text:p text:style-name="P51">}</text:p>
            <text:p text:style-name="P51">})</text:p>
            <text:p text:style-name="P53"><text:soft-page-break/></text:p>
            <text:p text:style-name="P51">// console.log(form_data);</text:p>
            <text:p text:style-name="P53"/>
            <text:p text:style-name="P51">}// end of btn_submit</text:p>
            <text:p text:style-name="P53"/>
            <text:p text:style-name="P51">render() {</text:p>
            <text:p text:style-name="P51">return (</text:p>
            <text:p text:style-name="P51">&lt;div className="signupcenter"&gt;</text:p>
            <text:p text:style-name="P51">&lt;div className="card"&gt;</text:p>
            <text:p text:style-name="P51">&lt;h1&gt;Sign Up&lt;/h1&gt;</text:p>
            <text:p text:style-name="P51">&lt;form&gt;</text:p>
            <text:p text:style-name="P51">&lt;input</text:p>
            <text:p text:style-name="P51">type="text"</text:p>
            <text:p text:style-name="P51">name="userName"</text:p>
            <text:p text:style-name="P51">ref="userName" </text:p>
            <text:p text:style-name="P51">placeholder="User Name:"</text:p>
            <text:p text:style-name="P51">className="form-inline"</text:p>
            <text:p text:style-name="P51">// required</text:p>
            <text:p text:style-name="P51">/&gt;</text:p>
            <text:p text:style-name="P51">&lt;input </text:p>
            <text:p text:style-name="P51">type="text" </text:p>
            <text:p text:style-name="P51">name="userDesignation" </text:p>
            <text:p text:style-name="P51">ref="userDesignation" </text:p>
            <text:p text:style-name="P51">placeholder="Designation:"</text:p>
            <text:p text:style-name="P51">className="form-inline"</text:p>
            <text:p text:style-name="P51">// required</text:p>
            <text:p text:style-name="P51">/&gt;</text:p>
            <text:p text:style-name="P51">&lt;input </text:p>
            <text:p text:style-name="P51">type="text"</text:p>
            <text:p text:style-name="P51">name="userPhone"</text:p>
            <text:p text:style-name="P51">ref="userPhone"</text:p>
            <text:p text:style-name="P51">placeholder="Contact No:"</text:p>
            <text:p text:style-name="P51">className="form-inline"</text:p>
            <text:p text:style-name="P51">// required</text:p>
            <text:p text:style-name="P51">maxLength={10}</text:p>
            <text:p text:style-name="P51">/&gt;</text:p>
            <text:p text:style-name="P51">&lt;input </text:p>
            <text:p text:style-name="P51">type="email"</text:p>
            <text:p text:style-name="P51">name="userEmail"</text:p>
            <text:p text:style-name="P51">ref="userEmail"</text:p>
            <text:p text:style-name="P51">placeholder= "Email address"</text:p>
            <text:p text:style-name="P51">className="form-inline"</text:p>
            <text:p text:style-name="P51">// required</text:p>
            <text:p text:style-name="P51">/&gt;</text:p>
            <text:p text:style-name="P51">&lt;input </text:p>
            <text:p text:style-name="P51">type="text"</text:p>
            <text:p text:style-name="P51">name="companyName"</text:p>
            <text:p text:style-name="P51">ref="companyName"</text:p>
            <text:p text:style-name="P51">placeholder="Company Name:"</text:p>
            <text:p text:style-name="P51">className="form-inline"</text:p>
            <text:p text:style-name="P51"><text:soft-page-break/>/&gt;</text:p>
            <text:p text:style-name="P51">&lt;input </text:p>
            <text:p text:style-name="P51">type="text"</text:p>
            <text:p text:style-name="P51">name="companyWebsite"</text:p>
            <text:p text:style-name="P51">ref="companyWebsite"</text:p>
            <text:p text:style-name="P51">placeholder="Company Website"</text:p>
            <text:p text:style-name="P51">className="form-inline"</text:p>
            <text:p text:style-name="P51">/&gt;</text:p>
            <text:p text:style-name="P51">&lt;select name="companySize" ref="companySize" className="user_select"&gt;</text:p>
            <text:p text:style-name="P51">&lt;option value=""&gt;Select Company Size&lt;/option&gt;</text:p>
            <text:p text:style-name="P51">&lt;option value="1-10 Employees"&gt;1-10 Employees&lt;/option&gt;</text:p>
            <text:p text:style-name="P51">&lt;option value="10-50 Employees"&gt;10-50 Employees&lt;/option&gt;</text:p>
            <text:p text:style-name="P51">&lt;option value="50-100 Employees"&gt;50-100 Employees&lt;/option&gt;</text:p>
            <text:p text:style-name="P51">&lt;option value="100-200Employees"&gt;100-200Employees&lt;/option&gt;</text:p>
            <text:p text:style-name="P51">&lt;/select&gt; </text:p>
            <text:p text:style-name="P51">&lt;input </text:p>
            <text:p text:style-name="P51">type="text" </text:p>
            <text:p text:style-name="P51">name="userIndustry" </text:p>
            <text:p text:style-name="P51">ref="userIndustry"</text:p>
            <text:p text:style-name="P51">className="form-inline"</text:p>
            <text:p text:style-name="P51">placeholder="Your Industry"</text:p>
            <text:p text:style-name="P51">/&gt;</text:p>
            <text:p text:style-name="P51">&lt;select name="userState" ref="userState" className="user_select"&gt;</text:p>
            <text:p text:style-name="P51">&lt;option value=""&gt;Select State&lt;/option&gt;</text:p>
            <text:p text:style-name="P51">&lt;option value="Hyderabad"&gt;Hyderabad&lt;/option&gt;</text:p>
            <text:p text:style-name="P51">&lt;option value="Secunderabad"&gt;Secunderabad&lt;/option&gt;</text:p>
            <text:p text:style-name="P51">&lt;/select&gt;</text:p>
            <text:p text:style-name="P51">&lt;select name="userDistrict" ref="userDistrict" className="user_select"&gt;</text:p>
            <text:p text:style-name="P51">&lt;option value=""&gt;Select District&lt;/option&gt;</text:p>
            <text:p text:style-name="P51">&lt;option value="Dist1"&gt;Dist1&lt;/option&gt;</text:p>
            <text:p text:style-name="P51">&lt;option value="Dist2"&gt;Dist2&lt;/option&gt;</text:p>
            <text:p text:style-name="P51">&lt;/select&gt;</text:p>
            <text:p text:style-name="P51">&lt;select name="userTaluk" ref="userTaluk" className="user_select"&gt;</text:p>
            <text:p text:style-name="P51">&lt;option value=""&gt;Select Taluk&lt;/option&gt;</text:p>
            <text:p text:style-name="P51">&lt;option value="Village1"&gt;Village1&lt;/option&gt;</text:p>
            <text:p text:style-name="P51">&lt;option value="Village2"&gt;Village2&lt;/option&gt;</text:p>
            <text:p text:style-name="P51">&lt;/select&gt;</text:p>
            <text:p text:style-name="P51">&lt;input </text:p>
            <text:p text:style-name="P51">type="password" </text:p>
            <text:p text:style-name="P51">name="userPassword" </text:p>
            <text:p text:style-name="P51">ref="userPassword"</text:p>
            <text:p text:style-name="P51">className="form-inline"</text:p>
            <text:p text:style-name="P51">placeholder="Password"</text:p>
            <text:p text:style-name="P51">/&gt;</text:p>
            <text:p text:style-name="P51">&lt;input </text:p>
            <text:p text:style-name="P51">type="submit" </text:p>
            <text:p text:style-name="P51">name="btn_submit" </text:p>
            <text:p text:style-name="P51">value="Submit" </text:p>
            <text:p text:style-name="P51">className="signupBtn"</text:p>
            <text:p text:style-name="P51">onClick={this.btn_submit.bind(this)}</text:p>
            <text:p text:style-name="P51"><text:soft-page-break/>/&gt;</text:p>
            <text:p text:style-name="P51">&lt;/form&gt; </text:p>
            <text:p text:style-name="P51">&lt;/div&gt;</text:p>
            <text:p text:style-name="P51">&lt;/div&gt;</text:p>
            <text:p text:style-name="P51">);</text:p>
            <text:p text:style-name="P51">}</text:p>
            <text:p text:style-name="P51">}</text:p>
            <text:p text:style-name="P53"/>
            <text:p text:style-name="P51">export default Signup;</text:p>
            <text:p text:style-name="P3"/>
          </table:table-cell>
        </table:table-row>
      </table:table>
      <text:p text:style-name="P34"><text:span text:style-name="T5"/></text:p>
      <text:p text:style-name="P38"><text:span text:style-name="T5">--&gt;signup.css:</text:span></text:p>
      <table:table table:name="Table11" table:style-name="Table11">
        <table:table-column table:style-name="Table11.A"/>
        <table:table-row>
          <table:table-cell table:style-name="Table11.A1" office:value-type="string">
            <text:p text:style-name="P48">.signupcenter{</text:p>
            <text:p text:style-name="P51">font-family: 'Raleway', sans-serif;</text:p>
            <text:p text:style-name="P51">background-color:#105065;</text:p>
            <text:p text:style-name="P51">position: absolute;</text:p>
            <text:p text:style-name="P51">height: 800px;</text:p>
            <text:p text:style-name="P51">width: 100%;</text:p>
            <text:p text:style-name="P51">display: flex;</text:p>
            <text:p text:style-name="P51">justify-content: center;</text:p>
            <text:p text:style-name="P51">align-items: center;</text:p>
            <text:p text:style-name="P51">}</text:p>
            <text:p text:style-name="P51">.form-inline{</text:p>
            <text:p text:style-name="P51">font-family: 'Raleway', sans-serif;</text:p>
            <text:p text:style-name="P51">padding: 5px;</text:p>
            <text:p text:style-name="P51">margin-bottom: 1rem;</text:p>
            <text:p text:style-name="P51">height: 25px;</text:p>
            <text:p text:style-name="P51">width: 20rem;</text:p>
            <text:p text:style-name="P51">border: 1px solid grey;</text:p>
            <text:p text:style-name="P51">border-radius: 3px;</text:p>
            <text:p text:style-name="P51">}</text:p>
            <text:p text:style-name="P51">.user_select{</text:p>
            <text:p text:style-name="P51">width: 21rem;</text:p>
            <text:p text:style-name="P51">height: 35px;</text:p>
            <text:p text:style-name="P51">border: 1px solid grey;</text:p>
            <text:p text:style-name="P51">margin-bottom: 1rem;</text:p>
            <text:p text:style-name="P51">font-family: 'Raleway', sans-serif;</text:p>
            <text:p text:style-name="P51">border-radius: 3px;</text:p>
            <text:p text:style-name="P51">}</text:p>
            <text:p text:style-name="P51">.signupBtn{</text:p>
            <text:p text:style-name="P51">background-color: #0a715c;</text:p>
            <text:p text:style-name="P51">color: white;</text:p>
            <text:p text:style-name="P51">border:none;</text:p>
            <text:p text:style-name="P51">height: 35px;</text:p>
            <text:p text:style-name="P51">width: 10rem;</text:p>
            <text:p text:style-name="P51">padding: 5px;</text:p>
            <text:p text:style-name="P51">margin-left: 80px;</text:p>
            <text:p text:style-name="P51">}</text:p>
            <text:p text:style-name="P51">.signupBtn:hover{</text:p>
            <text:p text:style-name="P51">cursor: pointer;</text:p>
            <text:p text:style-name="P51"><text:soft-page-break/>background-color: #078a70;</text:p>
            <text:p text:style-name="P53"/>
            <text:p text:style-name="P51">}</text:p>
            <text:p text:style-name="P3"/>
          </table:table-cell>
        </table:table-row>
      </table:table>
      <text:p text:style-name="P34"><text:span text:style-name="T5"/></text:p>
      <text:p text:style-name="P38"><text:span text:style-name="T5"/></text:p>
      <text:p text:style-name="P38"><text:span text:style-name="T5"/></text:p>
      <text:p text:style-name="P38"><text:span text:style-name="T5">#verify folder </text:span></text:p>
      <text:p text:style-name="P38"><text:span text:style-name="T5"/></text:p>
      <text:p text:style-name="P38"><text:span text:style-name="T5">--&gt;verify.jsx :</text:span></text:p>
      <table:table table:name="Table12" table:style-name="Table12">
        <table:table-column table:style-name="Table12.A"/>
        <table:table-row>
          <table:table-cell table:style-name="Table12.A1" office:value-type="string">
            <text:p text:style-name="P48">import React, { Component } from 'react';</text:p>
            <text:p text:style-name="P51">import './verify.css'</text:p>
            <text:p text:style-name="P51">class Verify extends Component {</text:p>
            <text:p text:style-name="P51">// define the constructor</text:p>
            <text:p text:style-name="P51">constructor(props){</text:p>
            <text:p text:style-name="P51">super(props);</text:p>
            <text:p text:style-name="P51">this.state={</text:p>
            <text:p text:style-name="P53"/>
            <text:p text:style-name="P51">}</text:p>
            <text:p text:style-name="P51">}// end of constructor</text:p>
            <text:p text:style-name="P53"/>
            <text:p text:style-name="P51">// define btn_verify </text:p>
            <text:p text:style-name="P51">btn_verify(e){</text:p>
            <text:p text:style-name="P51">e.preventDefault();</text:p>
            <text:p text:style-name="P51">// console.log("You have clicked the verify button")</text:p>
            <text:p text:style-name="P51">// Grab the form data</text:p>
            <text:p text:style-name="P51">const form_data={</text:p>
            <text:p text:style-name="P51">otpString: this.refs.otpString.value</text:p>
            <text:p text:style-name="P51">};</text:p>
            <text:p text:style-name="P51">console.log(form_data);</text:p>
            <text:p text:style-name="P51">// make a http request for backend </text:p>
            <text:p text:style-name="P51">var request = new Request('http://localhost:5000/verify',{</text:p>
            <text:p text:style-name="P51">method: "POST",</text:p>
            <text:p text:style-name="P51">headers:{"Content-Type":"application/json"},</text:p>
            <text:p text:style-name="P51">body: JSON.stringify(form_data)</text:p>
            <text:p text:style-name="P51">});</text:p>
            <text:p text:style-name="P51">fetch(request)</text:p>
            <text:p text:style-name="P51">.then(res =&gt; res.json())</text:p>
            <text:p text:style-name="P51">.then(json =&gt; {</text:p>
            <text:p text:style-name="P51">if(json.success){</text:p>
            <text:p text:style-name="P51">console.log("You have verified successfully");</text:p>
            <text:p text:style-name="P51">// redirect to the another page</text:p>
            <text:p text:style-name="P51">window.location.href='http://localhost:3000'</text:p>
            <text:p text:style-name="P51">}</text:p>
            <text:p text:style-name="P51">else{</text:p>
            <text:p text:style-name="P51">console.log(json.message);</text:p>
            <text:p text:style-name="P51">}</text:p>
            <text:p text:style-name="P51">})</text:p>
            <text:p text:style-name="P51">}// end of btn_verify</text:p>
            <text:p text:style-name="P51">render() {</text:p>
            <text:p text:style-name="P51"><text:soft-page-break/>return (</text:p>
            <text:p text:style-name="P51">&lt;div className="center"&gt;</text:p>
            <text:p text:style-name="P51">&lt;div className="card"&gt;</text:p>
            <text:p text:style-name="P51">&lt;h1&gt;Verify Your OTP&lt;/h1&gt;&lt;br/&gt;</text:p>
            <text:p text:style-name="P51">&lt;form&gt;</text:p>
            <text:p text:style-name="P51">&lt;input </text:p>
            <text:p text:style-name="P51">type="password" </text:p>
            <text:p text:style-name="P51">name="otpString" </text:p>
            <text:p text:style-name="P51">ref="otpString" </text:p>
            <text:p text:style-name="P51">className="form-ferify"</text:p>
            <text:p text:style-name="P51">placeholder="an OTP has sent on your email ID"</text:p>
            <text:p text:style-name="P51">required</text:p>
            <text:p text:style-name="P51">/&gt;</text:p>
            <text:p text:style-name="P51">&lt;input </text:p>
            <text:p text:style-name="P51">type="button" </text:p>
            <text:p text:style-name="P51">value="Verify" </text:p>
            <text:p text:style-name="P51">className="verifyBtn"</text:p>
            <text:p text:style-name="P51">onClick={this.btn_verify.bind(this)}</text:p>
            <text:p text:style-name="P51">/&gt;</text:p>
            <text:p text:style-name="P51">&lt;/form&gt;</text:p>
            <text:p text:style-name="P51">&lt;/div&gt;</text:p>
            <text:p text:style-name="P51">&lt;/div&gt;</text:p>
            <text:p text:style-name="P51">);</text:p>
            <text:p text:style-name="P51">}</text:p>
            <text:p text:style-name="P51">}</text:p>
            <text:p text:style-name="P53"/>
            <text:p text:style-name="P51">export default Verify;</text:p>
            <text:p text:style-name="P3"/>
          </table:table-cell>
        </table:table-row>
      </table:table>
      <text:p text:style-name="P38"><text:span text:style-name="T5"/></text:p>
      <text:p text:style-name="P38"><text:span text:style-name="T5"/></text:p>
      <text:p text:style-name="P39"><text:span text:style-name="T5">--&gt;verify.css</text:span></text:p>
      <table:table table:name="Table13" table:style-name="Table13">
        <table:table-column table:style-name="Table13.A"/>
        <table:table-row>
          <table:table-cell table:style-name="Table13.A1" office:value-type="string">
            <text:p text:style-name="P48">.verifyBtn{</text:p>
            <text:p text:style-name="P51">background-color: #0a715c;</text:p>
            <text:p text:style-name="P51">color: white;</text:p>
            <text:p text:style-name="P51">border:none;</text:p>
            <text:p text:style-name="P51">height: 40px;</text:p>
            <text:p text:style-name="P51">width: 10rem;</text:p>
            <text:p text:style-name="P51">padding: 5px;</text:p>
            <text:p text:style-name="P51">margin-left: 50px;</text:p>
            <text:p text:style-name="P51">}</text:p>
            <text:p text:style-name="P51">.verifyBtn:hover{</text:p>
            <text:p text:style-name="P51">cursor: pointer;</text:p>
            <text:p text:style-name="P51">background-color: #078a70;</text:p>
            <text:p text:style-name="P51">}</text:p>
            <text:p text:style-name="P51">.form-ferify{</text:p>
            <text:p text:style-name="P51">font-family: 'Raleway', sans-serif;</text:p>
            <text:p text:style-name="P51">padding: 5px;</text:p>
            <text:p text:style-name="P51">margin-bottom: 2rem;</text:p>
            <text:p text:style-name="P51">height: 30px;</text:p>
            <text:p text:style-name="P51">width: 16rem;</text:p>
            <text:p text:style-name="P51"><text:soft-page-break/>border: 1px solid grey;</text:p>
            <text:p text:style-name="P51">border-radius: 3px;</text:p>
            <text:p text:style-name="P51">}</text:p>
            <text:p text:style-name="P3"/>
          </table:table-cell>
        </table:table-row>
      </table:table>
      <text:p text:style-name="P35"><text:span text:style-name="T5"/></text:p>
      <text:p text:style-name="P35"><text:span text:style-name="T5"/></text:p>
      <text:p text:style-name="P39"><text:span text:style-name="T5"># app.jsx:</text:span></text:p>
      <table:table table:name="Table14" table:style-name="Table14">
        <table:table-column table:style-name="Table14.A"/>
        <table:table-row>
          <table:table-cell table:style-name="Table14.A1" office:value-type="string">
            <text:p text:style-name="P49">import React, { Component } from 'react';</text:p>
            <text:p text:style-name="P51">import logo from './logo.svg';</text:p>
            <text:p text:style-name="P51">import './App.css';</text:p>
            <text:p text:style-name="P51">import AuthService from './components/AuthService/AuthService';</text:p>
            <text:p text:style-name="P51">import withAuth from './components/AuthService/withAuth';</text:p>
            <text:p text:style-name="P51">const Auth = new AuthService();</text:p>
            <text:p text:style-name="P53"/>
            <text:p text:style-name="P51">class App extends Component {</text:p>
            <text:p text:style-name="P53"/>
            <text:p text:style-name="P51">handleLogout(){</text:p>
            <text:p text:style-name="P51">Auth.logout()</text:p>
            <text:p text:style-name="P51">this.props.history.replace('/login');</text:p>
            <text:p text:style-name="P51">}</text:p>
            <text:p text:style-name="P53"/>
            <text:p text:style-name="P51">render() {</text:p>
            <text:p text:style-name="P51">return (</text:p>
            <text:p text:style-name="P51">&lt;div className="App"&gt;</text:p>
            <text:p text:style-name="P51">&lt;div className="App-header"&gt;</text:p>
            <text:p text:style-name="P51">&lt;img src={logo} className="App-logo" alt="logo" /&gt;</text:p>
            <text:p text:style-name="P51">&lt;h1&gt;Dashboard Of Your Application&lt;/h1&gt;</text:p>
            <text:p text:style-name="P51">&lt;h2&gt;Welcome : {this.props.user.username}&lt;/h2&gt;</text:p>
            <text:p text:style-name="P51">&lt;button type="button" className="form-submit" onClick={this.handleLogout.bind(this)}&gt;Logout&lt;/button&gt;</text:p>
            <text:p text:style-name="P53"/>
            <text:p text:style-name="P51">&lt;/div&gt;</text:p>
            <text:p text:style-name="P51">&lt;p className="App-intro"&gt;</text:p>
            <text:p text:style-name="P53"/>
            <text:p text:style-name="P51">Design You home page better</text:p>
            <text:p text:style-name="P58"/>
            <text:p text:style-name="P51">&lt;/p&gt;</text:p>
            <text:p text:style-name="P51">&lt;/div&gt;</text:p>
            <text:p text:style-name="P51">);</text:p>
            <text:p text:style-name="P51">}</text:p>
            <text:p text:style-name="P51">}</text:p>
            <text:p text:style-name="P53"/>
            <text:p text:style-name="P51">export default withAuth(App);</text:p>
            <text:p text:style-name="P51"/>
            <text:p text:style-name="P4"/>
          </table:table-cell>
        </table:table-row>
      </table:table>
      <text:p text:style-name="P39"><text:span text:style-name="T5"/></text:p>
      <text:p text:style-name="P39"><text:span text:style-name="T5"/></text:p>
      <text:p text:style-name="P39"><text:span text:style-name="T5"/></text:p>
      <text:p text:style-name="P39"><text:span text:style-name="T5"/></text:p>
      <text:p text:style-name="P39"><text:soft-page-break/><text:span text:style-name="T5"/></text:p>
      <text:h text:style-name="P1" text:outline-level="3"># app.css :</text:h>
      <table:table table:name="Table15" table:style-name="Table15">
        <table:table-column table:style-name="Table15.A"/>
        <table:table-row>
          <table:table-cell table:style-name="Table15.A1" office:value-type="string">
            <text:p text:style-name="P51">.App {</text:p>
            <text:p text:style-name="P51">text-align: center;</text:p>
            <text:p text:style-name="P51">}</text:p>
            <text:p text:style-name="P53"/>
            <text:p text:style-name="P51">.App-logo {</text:p>
            <text:p text:style-name="P51">animation: App-logo-spin infinite 20s linear;</text:p>
            <text:p text:style-name="P51">height: 80px;</text:p>
            <text:p text:style-name="P51">}</text:p>
            <text:p text:style-name="P53"/>
            <text:p text:style-name="P51">.App-header {</text:p>
            <text:p text:style-name="P51">background-color: #105065;</text:p>
            <text:p text:style-name="P51">padding: 20px;</text:p>
            <text:p text:style-name="P51">color: white;</text:p>
            <text:p text:style-name="P51">}</text:p>
            <text:p text:style-name="P53"/>
            <text:p text:style-name="P51">.App-intro {</text:p>
            <text:p text:style-name="P51">font-size: large;</text:p>
            <text:p text:style-name="P51">}</text:p>
            <text:p text:style-name="P53"/>
            <text:p text:style-name="P51">@keyframes App-logo-spin {</text:p>
            <text:p text:style-name="P51">from { transform: rotate(0deg); }</text:p>
            <text:p text:style-name="P51">to { transform: rotate(360deg); }</text:p>
            <text:p text:style-name="P51">}</text:p>
            <text:p text:style-name="P51"/>
            <text:p text:style-name="Table_20_Contents"/>
          </table:table-cell>
        </table:table-row>
      </table:table>
      <text:p text:style-name="P6"/>
      <text:p text:style-name="P6"/>
      <text:p text:style-name="P8">#index.js:</text:p>
      <table:table table:name="Table16" table:style-name="Table16">
        <table:table-column table:style-name="Table16.A"/>
        <table:table-row>
          <table:table-cell table:style-name="Table16.A1" office:value-type="string">
            <text:p text:style-name="P50">import React from 'react';</text:p>
            <text:p text:style-name="P51">import ReactDOM from 'react-dom';</text:p>
            <text:p text:style-name="P51">import './index.css';</text:p>
            <text:p text:style-name="P51">import App from './App';</text:p>
            <text:p text:style-name="P51">import registerServiceWorker from './registerServiceWorker';</text:p>
            <text:p text:style-name="P51">import { Route, BrowserRouter as Router } from 'react-router-dom';</text:p>
            <text:p text:style-name="P51">// Our Components</text:p>
            <text:p text:style-name="P51">import Login from './components/login/Login';</text:p>
            <text:p text:style-name="P51">import Signup from './components/signup/signup';</text:p>
            <text:p text:style-name="P51">import Verify from './components/verify/verify';</text:p>
            <text:p text:style-name="P51">ReactDOM.render(</text:p>
            <text:p text:style-name="P51">&lt;Router&gt;</text:p>
            <text:p text:style-name="P51">&lt;div&gt;</text:p>
            <text:p text:style-name="P51">&lt;Route exact path="/" component={App} /&gt;</text:p>
            <text:p text:style-name="P51">&lt;Route exact path="/login" component={Login} /&gt;</text:p>
            <text:p text:style-name="P51">&lt;Route exact path="/signup"component={Signup} /&gt;</text:p>
            <text:p text:style-name="P51">&lt;Route exact path="/verify" component={Verify} /&gt;</text:p>
            <text:p text:style-name="P51"><text:soft-page-break/>&lt;/div&gt;</text:p>
            <text:p text:style-name="P51">&lt;/Router&gt;</text:p>
            <text:p text:style-name="P51">, document.getElementById('root')</text:p>
            <text:p text:style-name="P51">);</text:p>
            <text:p text:style-name="P51">registerServiceWorker();</text:p>
            <text:p text:style-name="P15"/>
            <text:p text:style-name="P2"/>
          </table:table-cell>
        </table:table-row>
      </table:table>
      <text:p text:style-name="P7"/>
      <text:p text:style-name="P7"/>
      <text:p text:style-name="P7"/>
      <text:p text:style-name="P8"># React npm module :</text:p>
      <text:p text:style-name="P7">Install these npm module to run properly this application-</text:p>
      <text:p text:style-name="P7"/>
      <text:p text:style-name="P16"><text:span text:style-name="T3">"jwt-decode"</text:span>: <text:span text:style-name="T4">"^2.2.0"</text:span>,</text:p>
      <text:p text:style-name="P16"><text:span text:style-name="T3">"react-router-dom"</text:span>: <text:span text:style-name="T4">"^4.2.2"</text:span>,</text:p>
      <text:p text:style-name="P7"/>
      <text:p text:style-name="P7"/>
      <text:p text:style-name="P7"/>
      <text:p text:style-name="P7">find this complete application on my github profile -</text:p>
      <text:p text:style-name="P7"/>
      <text:p text:style-name="P7">the link is :------------------------------not avai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eberi" svg:font-family="Caleberi"/>
    <style:font-face style:name="Caliberi" svg:font-family="Caliberi"/>
    <style:font-face style:name="Caliberii" svg:font-family="Caliberii"/>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9T10:10:25.575640076</meta:creation-date>
    <dc:date>2018-07-19T12:52:49.429456373</dc:date>
    <meta:editing-duration>PT11M43S</meta:editing-duration>
    <meta:editing-cycles>3</meta:editing-cycles>
    <meta:generator>LibreOffice/6.0.3.2$Linux_X86_64 LibreOffice_project/00m0$Build-2</meta:generator>
    <meta:document-statistic meta:table-count="16" meta:image-count="0" meta:object-count="0" meta:page-count="26" meta:paragraph-count="1048" meta:word-count="3008" meta:character-count="23960" meta:non-whitespace-character-count="21936"/>
  </office:meta>
</office:document-meta>
</file>